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200002920000497800006C6EB2495F25.wmf"/>
  <manifest:file-entry manifest:media-type="" manifest:full-path="Pictures/20000684000046100000668ABD5F888A.wmf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cm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1cm" fo:padding-right="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dash" draw:stroke-dash="Ultrafine_20_Dashed" svg:stroke-width="0.03cm" svg:stroke-color="#0000ff" draw:marker-start-width="0.35cm" draw:marker-end-width="0.35cm" draw:fill="solid" draw:fill-color="#0000ff" draw:opacity-name="Transparency_20_10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5" style:family="graphic" style:parent-style-name="standard" style:list-style-name="L1">
      <style:graphic-properties draw:stroke="dash" draw:stroke-dash="Ultrafine_20_Dashed" svg:stroke-width="0.03cm" svg:stroke-color="#0000ff" draw:marker-start-width="0.35cm" draw:marker-end-width="0.35cm" draw:fill="solid" draw:fill-color="#0000ff" draw:opacity-name="Transparency_20_10" draw:textarea-horizontal-align="left" draw:auto-grow-height="true" draw:auto-grow-width="true" fo:min-height="0cm" fo:min-width="6.47cm" fo:padding-top="0.14cm" fo:padding-bottom="0.14cm" fo:padding-left="0.265cm" fo:padding-right="0.265cm"/>
    </style:style>
    <style:style style:name="gr6" style:family="graphic" style:parent-style-name="standard">
      <style:graphic-properties draw:stroke="dash" draw:stroke-dash="Ultrafine_20_Dashed" svg:stroke-width="0.03cm" svg:stroke-color="#0000ff" draw:marker-start-width="0.35cm" draw:marker-end-width="0.35cm" draw:fill="solid" draw:fill-color="#0000ff" draw:opacity-name="Transparency_20_10" draw:auto-grow-height="true" draw:auto-grow-width="false" fo:max-height="0cm" fo:min-height="5.22cm" fo:padding-top="0.14cm" fo:padding-bottom="0.14cm" fo:padding-left="0.265cm" fo:padding-right="0.265cm"/>
    </style:style>
    <style:style style:name="gr7" style:family="graphic" style:parent-style-name="standard">
      <style:graphic-properties draw:stroke="dash" draw:stroke-dash="Ultrafine_20_Dashed" svg:stroke-width="0.03cm" svg:stroke-color="#0000ff" draw:marker-start-width="0.35cm" draw:marker-end-width="0.35cm" draw:fill="solid" draw:fill-color="#0000ff" draw:opacity-name="Transparency_20_10" draw:auto-grow-height="true" draw:auto-grow-width="false" fo:max-height="0cm" fo:min-height="0cm" fo:padding-top="0.14cm" fo:padding-bottom="0.14cm" fo:padding-left="0.265cm" fo:padding-right="0.265cm"/>
    </style:style>
    <style:style style:name="gr8" style:family="graphic" style:parent-style-name="standard" style:list-style-name="L1">
      <style:graphic-properties draw:stroke="dash" draw:stroke-dash="Ultrafine_20_Dashed" svg:stroke-width="0.03cm" svg:stroke-color="#0000ff" draw:marker-start-width="0.35cm" draw:marker-end-width="0.35cm" draw:fill="solid" draw:fill-color="#0000ff" draw:opacity-name="Transparency_20_10" draw:textarea-horizontal-align="left" draw:auto-grow-height="true" draw:auto-grow-width="false" fo:min-height="3.22cm" fo:min-width="25.877cm" fo:padding-top="0.14cm" fo:padding-bottom="0.14cm" fo:padding-left="0.265cm" fo:padding-right="0.265cm"/>
    </style:style>
    <style:style style:name="gr9" style:family="graphic" style:parent-style-name="standard">
      <style:graphic-properties draw:stroke="none" draw:fill="none" fo:min-height="2.135cm"/>
    </style:style>
    <style:style style:name="gr10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2.135cm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svg:stroke-width="0.03cm" svg:stroke-color="#0099ff" draw:marker-start-width="0.35cm" draw:marker-end-width="0.35cm" draw:opacity-name="Transparency_20_10" draw:textarea-horizontal-align="justify" draw:textarea-vertical-align="middle" draw:auto-grow-height="false" fo:padding-top="0.14cm" fo:padding-bottom="0.14cm" fo:padding-left="0.265cm" fo:padding-right="0.265cm"/>
    </style:style>
    <style:style style:name="gr14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0cm" fo:padding-top="0.14cm" fo:padding-bottom="0.14cm" fo:padding-left="0.265cm" fo:padding-right="0.265cm"/>
    </style:style>
    <style:style style:name="gr15" style:family="graphic" style:parent-style-name="standard" style:list-style-name="L1">
      <style:graphic-properties draw:stroke="dash" draw:stroke-dash="Ultrafine_20_Dashed" svg:stroke-width="0.03cm" svg:stroke-color="#000080" draw:marker-start-width="0.35cm" draw:marker-end-width="0.35cm" draw:fill="none" fo:min-height="2.62cm" fo:padding-top="0.14cm" fo:padding-bottom="0.14cm" fo:padding-left="0.265cm" fo:padding-right="0.265cm"/>
    </style:style>
    <style:style style:name="gr16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2.75cm" fo:padding-top="0.14cm" fo:padding-bottom="0.14cm" fo:padding-left="0.265cm" fo:padding-right="0.265cm"/>
    </style:style>
    <style:style style:name="gr17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10.411cm" fo:padding-top="0.14cm" fo:padding-bottom="0.14cm" fo:padding-left="0.265cm" fo:padding-right="0.265cm"/>
    </style:style>
    <style:style style:name="gr18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9.956cm" fo:padding-top="0.14cm" fo:padding-bottom="0.14cm" fo:padding-left="0.265cm" fo:padding-right="0.265cm"/>
    </style:style>
    <style:style style:name="gr19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10.559cm" fo:padding-top="0.14cm" fo:padding-bottom="0.14cm" fo:padding-left="0.265cm" fo:padding-right="0.265cm"/>
    </style:style>
    <style:style style:name="gr20" style:family="graphic" style:parent-style-name="standard">
      <style:graphic-properties draw:ole-draw-aspect="1" style:protect="siz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79cm, 0cm, 0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429cm"/>
    </style:style>
    <style:style style:name="gr25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draw:fill-color="#ffffff" draw:textarea-horizontal-align="left" draw:auto-grow-height="true" draw:auto-grow-width="false" fo:min-height="0cm" fo:min-width="26.429cm" fo:padding-top="0.14cm" fo:padding-bottom="0.14cm" fo:padding-left="0.265cm" fo:padding-right="0.265cm"/>
    </style:style>
    <style:style style:name="gr26" style:family="graphic" style:parent-style-name="standard">
      <style:graphic-properties draw:stroke="dash" draw:stroke-dash="Ultrafine_20_Dashed" svg:stroke-color="#000080" draw:fill="none" fo:min-height="12.8cm"/>
    </style:style>
    <style:style style:name="gr27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3.096cm" fo:padding-top="0.14cm" fo:padding-bottom="0.14cm" fo:padding-left="0.265cm" fo:padding-right="0.265cm"/>
    </style:style>
    <style:style style:name="gr28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8.715cm" fo:padding-top="0.14cm" fo:padding-bottom="0.14cm" fo:padding-left="0.265cm" fo:padding-right="0.265cm"/>
    </style:style>
    <style:style style:name="gr29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9.245cm" fo:padding-top="0.14cm" fo:padding-bottom="0.14cm" fo:padding-left="0.265cm" fo:padding-right="0.265cm"/>
    </style:style>
    <style:style style:name="gr30" style:family="graphic" style:parent-style-name="standard">
      <style:graphic-properties draw:stroke="none" draw:fill="none" fo:min-height="0.87cm"/>
    </style:style>
    <style:style style:name="gr31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6.72cm" fo:padding-top="0.14cm" fo:padding-bottom="0.14cm" fo:padding-left="0.265cm" fo:padding-right="0.265cm"/>
    </style:style>
    <style:style style:name="gr32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5.69cm" fo:padding-top="0.14cm" fo:padding-bottom="0.14cm" fo:padding-left="0.265cm" fo:padding-right="0.265cm"/>
    </style:style>
    <style:style style:name="gr33" style:family="graphic" style:parent-style-name="standard">
      <style:graphic-properties draw:stroke="none" draw:fill="none" fo:min-height="14.964cm"/>
    </style:style>
    <style:style style:name="gr34" style:family="graphic" style:parent-style-name="standard">
      <style:graphic-properties draw:stroke="none" draw:fill="none" fo:min-height="10.862cm"/>
    </style:style>
    <style:style style:name="gr35" style:family="graphic" style:parent-style-name="standard" style:list-style-name="L1">
      <style:graphic-properties draw:stroke="dash" draw:stroke-dash="Ultrafine_20_Dashed" svg:stroke-width="0.03cm" svg:stroke-color="#000080" draw:marker-start-width="0.35cm" draw:marker-end-width="0.35cm" draw:fill="none" fo:min-height="4.268cm" fo:padding-top="0.14cm" fo:padding-bottom="0.14cm" fo:padding-left="0.265cm" fo:padding-right="0.265cm"/>
    </style:style>
    <style:style style:name="gr36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4.268cm" fo:padding-top="0.14cm" fo:padding-bottom="0.14cm" fo:padding-left="0.265cm" fo:padding-right="0.265cm"/>
    </style:style>
    <style:style style:name="gr37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3.75cm" fo:padding-top="0.14cm" fo:padding-bottom="0.14cm" fo:padding-left="0.265cm" fo:padding-right="0.265cm"/>
    </style:style>
    <style:style style:name="gr38" style:family="graphic" style:parent-style-name="standard">
      <style:graphic-properties draw:stroke="dash" draw:stroke-dash="Ultrafine_20_Dashed" svg:stroke-width="0.03cm" svg:stroke-color="#000080" draw:marker-start-width="0.35cm" draw:marker-end-width="0.35cm" draw:fill="solid" draw:fill-color="#ffffff" fo:min-height="4.979cm" fo:padding-top="0.14cm" fo:padding-bottom="0.14cm" fo:padding-left="0.265cm" fo:padding-right="0.265cm"/>
    </style:style>
    <style:style style:name="gr39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1.424cm" fo:padding-top="0.14cm" fo:padding-bottom="0.14cm" fo:padding-left="0.265cm" fo:padding-right="0.265cm"/>
    </style:style>
    <style:style style:name="pr1" style:family="presentation" style:parent-style-name="Обычный-notes">
      <style:graphic-properties draw:fill-color="#ffffff" fo:min-height="13.364cm"/>
    </style:style>
    <style:style style:name="pr2" style:family="presentation" style:parent-style-name="Обычный-title">
      <style:graphic-properties fo:min-height="1.843cm"/>
    </style:style>
    <style:style style:name="pr3" style:family="presentation" style:parent-style-name="Обычный-outline1">
      <style:graphic-properties fo:min-height="13.86cm"/>
    </style:style>
    <style:style style:name="pr4" style:family="presentation" style:parent-style-name="Обычный-outline1">
      <style:graphic-properties fo:min-height="5.359cm"/>
    </style:style>
    <style:style style:name="pr5" style:family="presentation" style:parent-style-name="Обычный-outline1">
      <style:graphic-properties fo:min-height="3.859cm"/>
    </style:style>
    <style:style style:name="pr6" style:family="presentation" style:parent-style-name="Обычный-outline1">
      <style:graphic-properties fo:min-height="4.859cm"/>
    </style:style>
    <style:style style:name="pr7" style:family="presentation" style:parent-style-name="Обычный-outline1">
      <style:graphic-properties fo:min-height="2.359cm"/>
    </style:style>
    <style:style style:name="pr8" style:family="presentation" style:parent-style-name="Обычный-outline1">
      <style:graphic-properties fo:min-height="11.859cm"/>
    </style:style>
    <style:style style:name="pr9" style:family="presentation" style:parent-style-name="Обычный-outline1">
      <style:graphic-properties draw:stroke="dash" draw:stroke-dash="Ultrafine_20_Dashed" svg:stroke-width="0.03cm" svg:stroke-color="#000080" draw:marker-start-width="0.25cm" draw:marker-end-width="0.25cm" draw:fill="none" fo:min-height="2.534cm" fo:padding-top="0.015cm" fo:padding-bottom="0.015cm" fo:padding-left="0.015cm" fo:padding-right="0.015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CMU Typewriter Text'" style:font-family-generic="modern" style:font-pitch="fixed" fo:font-size="48pt" fo:font-weight="bold" style:font-size-asian="48pt" style:font-weight-asian="bold" style:font-size-complex="48pt" style:font-weight-complex="bold"/>
    </style:style>
    <style:style style:name="P5" style:family="paragraph">
      <style:text-properties fo:color="#000080" fo:font-size="22pt" style:font-size-asian="18pt" style:font-size-complex="18pt"/>
    </style:style>
    <style:style style:name="P6" style:family="paragraph">
      <style:paragraph-properties fo:text-align="center"/>
      <style:text-properties fo:color="#000080" fo:font-family="Arial" style:font-family-generic="roman" style:font-pitch="variable" fo:font-size="22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P7" style:family="paragraph">
      <style:text-properties fo:font-size="2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000080" fo:font-family="Courier" style:font-style-name="Обычный" style:font-family-generic="modern" style:font-pitch="fixed" fo:font-size="18pt" style:font-size-asian="18pt" style:font-size-complex="18pt"/>
    </style:style>
    <style:style style:name="P10" style:family="paragraph">
      <style:text-properties fo:font-size="29pt" style:font-size-asian="29pt" style:font-size-complex="29pt"/>
    </style:style>
    <style:style style:name="P11" style:family="paragraph">
      <style:text-properties fo:color="#000080" fo:font-family="Courier" style:font-family-generic="modern" style:font-pitch="fixed"/>
    </style:style>
    <style:style style:name="P12" style:family="paragraph">
      <style:text-properties fo:color="#000080" fo:font-family="Courier" style:font-family-generic="modern" style:font-pitch="fixed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color="#000080" fo:font-family="Courier" style:font-family-generic="modern" style:font-pitch="fixed" fo:font-size="18pt" style:font-size-asian="18pt" style:font-size-complex="18pt"/>
    </style:style>
    <style:style style:name="P15" style:family="paragraph">
      <style:text-properties fo:color="#000080"/>
    </style:style>
    <style:style style:name="P16" style:family="paragraph">
      <style:text-properties fo:font-size="21pt" style:font-size-asian="21pt" style:font-size-complex="21pt"/>
    </style:style>
    <style:style style:name="P17" style:family="paragraph">
      <style:text-properties fo:color="#000080" fo:font-family="Courier" style:font-style-name="Обычный" style:font-family-generic="modern" style:font-pitch="fixed" fo:font-size="22pt" style:font-size-asian="22pt" style:font-size-complex="22pt"/>
    </style:style>
    <style:style style:name="P18" style:family="paragraph">
      <style:text-properties fo:color="#000080" fo:font-family="'Courier New'" style:font-family-generic="modern" style:font-pitch="fixed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P19" style:family="paragraph">
      <style:text-properties fo:color="#000080" fo:font-family="'Courier New'" style:font-style-name="Normal" style:font-family-generic="modern" style:font-pitch="fixed" fo:font-size="18pt" style:font-size-asian="18pt" style:font-size-complex="18pt"/>
    </style:style>
    <style:style style:name="T1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CMU Typewriter Text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family="'CMU Typewriter Text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4" style:family="text">
      <style:text-properties fo:color="#000080" fo:font-size="22pt" style:font-size-asian="18pt" style:font-size-complex="18pt"/>
    </style:style>
    <style:style style:name="T5" style:family="text">
      <style:text-properties fo:color="#000080" fo:font-family="Arial" style:font-family-generic="roman" style:font-pitch="variable" fo:font-size="22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000080" fo:font-family="Courier" style:font-style-name="Обычный" style:font-family-generic="modern" style:font-pitch="fixed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T8" style:family="text">
      <style:text-properties fo:color="#000080" fo:font-family="Courier" style:font-style-name="Обычный" style:font-family-generic="modern" style:font-pitch="fixed" fo:font-size="18pt" style:font-size-asian="18pt" style:font-size-complex="18pt"/>
    </style:style>
    <style:style style:name="T9" style:family="text">
      <style:text-properties fo:font-size="29pt" style:font-size-asian="29pt" style:font-size-complex="29pt"/>
    </style:style>
    <style:style style:name="T10" style:family="text">
      <style:text-properties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T11" style:family="text">
      <style:text-properties fo:color="#000080" fo:font-family="Courier" style:font-family-generic="modern" style:font-pitch="fixed"/>
    </style:style>
    <style:style style:name="T12" style:family="text">
      <style:text-properties fo:color="#000080" fo:font-family="Courier" style:font-family-generic="modern" style:font-pitch="fixed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T13" style:family="text">
      <style:text-properties fo:color="#000080" fo:font-family="Courier" style:font-family-generic="modern" style:font-pitch="fixed" fo:font-weight="bold" style:font-weight-asian="bold" style:font-weight-complex="bold"/>
    </style:style>
    <style:style style:name="T14" style:family="text">
      <style:text-properties fo:color="#000080" fo:font-family="Courier" style:font-family-generic="modern" style:font-pitch="fixed" fo:font-size="18pt" fo:font-weight="bold" style:letter-kerning="true" style:font-family-asian="'Droid Sans Fallback'" style:font-family-generic-asian="system" style:font-pitch-asian="variabl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000080" fo:font-family="Courier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000080" fo:font-family="Courier" style:font-family-generic="modern" style:font-pitch="fixed" fo:font-size="18pt" style:font-size-asian="18pt" style:font-size-complex="18pt"/>
    </style:style>
    <style:style style:name="T18" style:family="text">
      <style:text-properties fo:color="#000080"/>
    </style:style>
    <style:style style:name="T19" style:family="text">
      <style:text-properties fo:font-size="21pt" style:font-size-asian="21pt" style:font-size-complex="21pt"/>
    </style:style>
    <style:style style:name="T20" style:family="text">
      <style:text-properties fo:color="#000080" fo:font-family="Courier" style:font-style-name="Обычный" style:font-family-generic="modern" style:font-pitch="fixed" fo:font-size="22pt" style:font-size-asian="22pt" style:font-size-complex="22pt"/>
    </style:style>
    <style:style style:name="T21" style:family="text">
      <style:text-properties fo:color="#000080" fo:font-family="Courier" style:font-style-name="Обычный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000080" fo:font-family="Courier" style:font-style-name="Обычный" style:font-family-generic="modern" style:font-pitch="fixed" fo:font-size="16pt" style:letter-kerning="true" style:font-family-asian="'Droid Sans Fallback'" style:font-family-generic-asian="system" style:font-pitch-asian="variable" style:font-size-asian="16pt" style:font-family-complex="FreeSans" style:font-family-generic-complex="system" style:font-pitch-complex="variable" style:font-size-complex="16pt"/>
    </style:style>
    <style:style style:name="T23" style:family="text">
      <style:text-properties fo:color="#000080" fo:font-family="'Courier New'" style:font-family-generic="modern" style:font-pitch="fixed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T24" style:family="text">
      <style:text-properties fo:color="#000080" fo:font-family="'Courier New'" style:font-family-generic="modern" style:font-pitch="fixed"/>
    </style:style>
    <style:style style:name="T25" style:family="text">
      <style:text-properties fo:color="#000080" fo:font-family="'Courier New'" style:font-style-name="Normal" style:font-family-generic="modern" style:font-pitch="fixed" fo:font-size="18pt" style:font-size-asian="18pt" style:font-size-complex="18pt"/>
    </style:style>
    <style:style style:name="T26" style:family="text">
      <style:text-properties fo:color="#000080" fo:font-family="'Courier New'" style:font-style-name="Normal" style:font-family-generic="modern" style:font-pitch="fixed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draw:style-name="gr1" draw:text-style-name="P2" draw:layer="layout" svg:width="27.749cm" svg:height="2.651cm" svg:x="0.2cm" svg:y="15.367cm">
          <draw:text-box>
            <text:p text:style-name="P1"><text:span text:style-name="T1">М.В. Крапошин (НИЦ Курчатовский Институт)</text:span></text:p>
            <text:p text:style-name="P1"><text:span text:style-name="T1">О.И. Самоваров (Институт Системного Программирования РАН)</text:span></text:p>
            <text:p text:style-name="P1"><text:span text:style-name="T1">С.В. Стрижак (ГОУ ВПО МГТУ им. Баумана)</text:span></text:p>
          </draw:text-box>
        </draw:frame>
        <draw:frame draw:style-name="gr2" draw:text-style-name="P4" draw:layer="layout" svg:width="28cm" svg:height="10.497cm" svg:x="0cm" svg:y="4.002cm">
          <draw:text-box>
            <text:p text:style-name="P3"><text:span text:style-name="T2">Школа-семинар</text:span></text:p>
            <text:p text:style-name="P3"><text:span text:style-name="T3">«Расширенные возможности пакета OpenFOAM»</text:span></text:p>
            <text:p text:style-name="P3"><text:span text:style-name="T3"/></text:p>
            <text:p text:style-name="P3"><text:span text:style-name="T3">ОБЗОР ПРИЛОЖЕНИЯ OPENFOA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СОДЕРЖАНИЕ</text:p>
          </draw:text-box>
        </draw:frame>
        <draw:frame presentation:style-name="pr3" draw:layer="layout" svg:width="28cm" svg:height="13.86cm" svg:x="0cm" svg:y="4.641cm" presentation:class="outline">
          <draw:text-box>
            <text:list text:style-name="L2">
              <text:list-item>
                <text:p>Исходный код приложения OpenFOAM (пре-процессинг, решатель, пост-процессинг)</text:p>
              </text:list-item>
              <text:list-item>
                <text:p>Как обычно строится приложение OpenFOAM</text:p>
              </text:list-item>
              <text:list-item>
                <text:p>Порядок интегрирования уравнений в OpenFOAM</text:p>
              </text:list-item>
              <text:list-item>
                <text:p>Добавление расширений к приложению (решателю)</text:p>
              </text:list-item>
            </text:list>
            <text:p/>
            <text:p>Files/day1_SolverBasics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 presentation:user-transformed="true">
          <draw:text-box>
            <text:p>ПРИЛОЖЕНИЯ OPENFOAM</text:p>
          </draw:text-box>
        </draw:frame>
        <draw:frame draw:style-name="gr4" draw:text-style-name="P5" draw:layer="layout" svg:width="7.525cm" svg:height="1.149cm" svg:x="1.5cm" svg:y="5.5cm">
          <draw:text-box>
            <text:p><text:span text:style-name="T4">ПРЕПРОЦЕССИНГ</text:span></text:p>
          </draw:text-box>
        </draw:frame>
        <draw:frame draw:style-name="gr5" draw:text-style-name="P6" draw:layer="layout" svg:width="7cm" svg:height="1.149cm" svg:x="11cm" svg:y="5.538cm">
          <draw:text-box>
            <text:p text:style-name="P3"><text:span text:style-name="T5">РЕШЕНИЕ</text:span></text:p>
          </draw:text-box>
        </draw:frame>
        <draw:frame draw:style-name="gr4" draw:text-style-name="P5" draw:layer="layout" svg:width="8.097cm" svg:height="1.149cm" svg:x="19.31cm" svg:y="5.5cm">
          <draw:text-box>
            <text:p><text:span text:style-name="T5">ПОСТПРОЦЕССИНГ</text:span></text:p>
          </draw:text-box>
        </draw:frame>
        <draw:frame draw:style-name="gr6" draw:text-style-name="P5" draw:layer="layout" svg:width="7.5cm" svg:height="5.5cm" svg:x="1.5cm" svg:y="7.5cm">
          <draw:text-box>
            <text:p><text:span text:style-name="T4">Инициализация начальных полей — например, поля скоростей или давлений, конвертация сеток</text:span></text:p>
          </draw:text-box>
        </draw:frame>
        <draw:frame draw:style-name="gr7" draw:text-style-name="P5" draw:layer="layout" svg:width="7cm" svg:height="2.885cm" svg:x="10.9cm" svg:y="7.5cm">
          <draw:text-box>
            <text:p><text:span text:style-name="T5">IcoFoam или, например interFoam</text:span></text:p>
          </draw:text-box>
        </draw:frame>
        <draw:frame draw:style-name="gr7" draw:text-style-name="P5" draw:layer="layout" svg:width="8cm" svg:height="6.357cm" svg:x="19.5cm" svg:y="7.5cm">
          <draw:text-box>
            <text:p><text:span text:style-name="T5">Вычисление вспомогательных полей или величин:</text:span></text:p>
            <text:p><text:span text:style-name="T5">Динамическое давление, сила, действующая на поверхность</text:span></text:p>
          </draw:text-box>
        </draw:frame>
        <draw:frame draw:style-name="gr8" draw:text-style-name="P6" draw:layer="layout" svg:width="26.907cm" svg:height="3.753cm" svg:x="0.593cm" svg:y="14cm">
          <draw:text-box>
            <text:p text:style-name="P3"><text:span text:style-name="T5">Современная тенденция OpenFOAM — в объединении всех трех этапов в единый процесс за счет использования технологии наследования C++ и динамических библиотек — libfoamCalcFunctions, libutilityFunctionObjects. И т.д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СТРУКТУРА ПРИЛОЖЕНИЯ OPENFOAM</text:p>
          </draw:text-box>
        </draw:frame>
        <draw:frame presentation:style-name="pr3" draw:layer="layout" svg:width="28cm" svg:height="13.86cm" svg:x="0cm" svg:y="4.641cm" presentation:class="outline">
          <draw:text-box>
            <text:p>Основные части — исходные файлы, файлы конфигурации сборки (список компилируемых файлов и опции компиляции)</text:p>
            <text:list text:style-name="L2">
              <text:list-item>
                <text:p>Пример — emptyFoamApp</text:p>
              </text:list-item>
              <text:list-item>
                <text:p>Исходные файлы: createFields.H, emptyFoamApp.C</text:p>
              </text:list-item>
              <text:list-item>
                <text:p>Файлы конфигурации: Make/files, Make/options</text:p>
              </text:list-item>
            </text:list>
          </draw:text-box>
        </draw:frame>
        <draw:frame draw:style-name="gr9" draw:layer="layout" svg:width="14.536cm" svg:height="2.385cm" svg:x="0.2cm" svg:y="17.115cm">
          <draw:text-box>
            <text:p>emptyFoamApp.C</text:p>
            <text:p/>
            <text:p>EXE = $(FOAM_USER_APPBIN)/emptyFoamApp</text:p>
          </draw:text-box>
        </draw:frame>
        <draw:frame draw:style-name="gr9" draw:layer="layout" svg:width="14.083cm" svg:height="2.385cm" svg:x="12.917cm" svg:y="15.5cm">
          <draw:text-box>
            <text:p>EXE_INC = -I$(LIB_SRC)/finiteVolume/lnInclude</text:p>
            <text:p/>
            <text:p>EXE_LIBS = -lfiniteVolume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НАСТРОЙКА ЗАВИСИМОСТЕЙ ПРИ КОМПИЛЯЦИИ</text:p>
          </draw:text-box>
        </draw:frame>
        <draw:frame presentation:style-name="pr4" draw:text-style-name="P8" draw:layer="layout" svg:width="28cm" svg:height="5.625cm" svg:x="0cm" svg:y="4.641cm" presentation:class="outline" presentation:user-transformed="true">
          <draw:text-box>
            <text:list text:style-name="L2">
              <text:list-item>
                <text:p><text:span text:style-name="T6">Make/files — список файлов, исходный код которых должен быть оттранслирован в объектный, имя исполняемого файла</text:span></text:p>
              </text:list-item>
              <text:list-item>
                <text:p><text:span text:style-name="T6">Make/options — опции компиляции и сборки (нестандартные ключи, настройка окружения поиска заголовочных файлов и библиотек, подключаемые динамические библиотеки)</text:span></text:p>
              </text:list-item>
            </text:list>
          </draw:text-box>
        </draw:frame>
        <draw:frame draw:style-name="gr10" draw:text-style-name="P9" draw:layer="layout" svg:width="15.036cm" svg:height="2.453cm" svg:x="0.5cm" svg:y="11.115cm">
          <draw:text-box>
            <text:p><text:span text:style-name="T7">emptyFoamApp.C</text:span></text:p>
            <text:p><text:span text:style-name="T7"/></text:p>
            <text:p><text:span text:style-name="T7">EXE = $(FOAM_USER_APPBIN)/emptyFoamApp</text:span></text:p>
          </draw:text-box>
        </draw:frame>
        <draw:frame draw:style-name="gr10" draw:text-style-name="P9" draw:layer="layout" svg:width="15cm" svg:height="3.177cm" svg:x="0.5cm" svg:y="15.115cm">
          <draw:text-box>
            <text:p><text:span text:style-name="T8">EXE_INC = \</text:span></text:p>
            <text:p><text:span text:style-name="T8"><text:s/></text:span><text:span text:style-name="T8">-I$(LIB_SRC)/finiteVolume/lnInclude</text:span></text:p>
            <text:p><text:span text:style-name="T8"/></text:p>
            <text:p><text:span text:style-name="T8">EXE_LIBS = -lfiniteVolume</text:span></text:p>
          </draw:text-box>
        </draw:frame>
        <draw:frame draw:style-name="gr11" draw:layer="layout" svg:width="10.429cm" svg:height="0.962cm" svg:x="15.983cm" svg:y="10.6cm">
          <draw:text-box>
            <text:p>Исходный код в emptyFoamApp.C</text:p>
          </draw:text-box>
        </draw:frame>
        <draw:frame draw:style-name="gr11" draw:layer="layout" svg:width="10.857cm" svg:height="2.384cm" svg:x="15.984cm" svg:y="11.9cm">
          <draw:text-box>
            <text:p>Исполняемый файл разместить в <text:line-break/>$FOAM_USER_APPBIN, присвоить<text:line-break/>имя emptyFoamApp</text:p>
          </draw:text-box>
        </draw:frame>
        <draw:frame draw:style-name="gr11" draw:layer="layout" svg:width="11.538cm" svg:height="0.962cm" svg:x="16.171cm" svg:y="15.738cm">
          <draw:text-box>
            <text:p>Где ещё искать заголовочные файлы</text:p>
          </draw:text-box>
        </draw:frame>
        <draw:frame draw:style-name="gr11" draw:layer="layout" svg:width="11.894cm" svg:height="0.962cm" svg:x="16.071cm" svg:y="17.038cm">
          <draw:text-box>
            <text:p>Подключить библиотеку libfiniteVolume</text:p>
          </draw:text-box>
        </draw:frame>
        <draw:line draw:style-name="gr12" draw:text-style-name="P3" draw:layer="layout" svg:x1="16cm" svg:y1="11cm" svg:x2="7cm" svg:y2="11.5cm">
          <text:p/>
        </draw:line>
        <draw:line draw:style-name="gr12" draw:text-style-name="P3" draw:layer="layout" svg:x1="16cm" svg:y1="13cm" svg:x2="15.5cm" svg:y2="13cm">
          <text:p/>
        </draw:line>
        <draw:line draw:style-name="gr12" draw:text-style-name="P3" draw:layer="layout" svg:x1="16.5cm" svg:y1="16cm" svg:x2="12cm" svg:y2="16cm">
          <text:p/>
        </draw:line>
        <draw:line draw:style-name="gr12" draw:text-style-name="P3" draw:layer="layout" svg:x1="16cm" svg:y1="17.5cm" svg:x2="11cm" svg:y2="18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2" draw:text-style-name="P10" draw:layer="layout" svg:width="28cm" svg:height="1.843cm" svg:x="0cm" svg:y="2.5cm" presentation:class="title">
          <draw:text-box>
            <text:p><text:span text:style-name="T9">СТРУКТУРА ИСХОДНОГО КОДА ПРИЛОЖЕНИЯ OPENFOAM</text:span></text:p>
          </draw:text-box>
        </draw:frame>
        <draw:custom-shape draw:style-name="gr13" draw:text-style-name="P3" draw:layer="layout" svg:width="7cm" svg:height="3cm" svg:x="0.8cm" svg:y="4.8cm">
          <text:p text:style-name="P3">Подключение<text:line-break/>заголовочных<text:line-break/>файлов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cm" svg:height="3cm" svg:x="0.9cm" svg:y="9.3cm">
          <text:p text:style-name="P3"><text:span text:style-name="T10">Инициализация</text:span><text:span text:style-name="T10"><text:line-break/></text:span><text:span text:style-name="T10">исходных</text:span><text:span text:style-name="T10"><text:line-break/></text:span><text:span text:style-name="T10">данных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cm" svg:height="3cm" svg:x="0.9cm" svg:y="14.2cm">
          <text:p text:style-name="P3"><text:span text:style-name="T10">Цикл итераций</text:span><text:span text:style-name="T10"><text:line-break/></text:span><text:span text:style-name="T10">по времени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6.652cm" svg:height="1.729cm" svg:x="9.348cm" svg:y="5.527cm">
          <draw:text-box>
            <text:p><text:span text:style-name="T11"># <text:s text:c="2"/>include "fvCFD.H"</text:span></text:p>
            <text:p><text:span text:style-name="T11"/></text:p>
          </draw:text-box>
        </draw:frame>
        <draw:frame draw:style-name="gr15" draw:text-style-name="P12" draw:layer="layout" svg:width="16cm" svg:height="3.185cm" svg:x="9.5cm" svg:y="9.2cm">
          <draw:text-box>
            <text:p><text:span text:style-name="T12"># <text:s text:c="2"/>include "setRootCase.H"</text:span></text:p>
            <text:p><text:span text:style-name="T11"># <text:s text:c="2"/>include "createTime.H"</text:span></text:p>
            <text:p><text:span text:style-name="T13"># <text:s text:c="2"/>include "createMesh.H"</text:span></text:p>
            <text:p><text:span text:style-name="T14"># <text:s text:c="2"/>include "createFields.H" </text:span><text:span text:style-name="T12"><text:s text:c="3"/></text:span></text:p>
          </draw:text-box>
        </draw:frame>
        <draw:frame draw:style-name="gr16" draw:text-style-name="P11" draw:layer="layout" svg:width="18.26cm" svg:height="3.901cm" svg:x="9.24cm" svg:y="13.7cm">
          <draw:text-box>
            <text:p><text:span text:style-name="T12"><text:s text:c="4"/></text:span><text:span text:style-name="T12">while (runTime.loop())</text:span></text:p>
            <text:p><text:span text:style-name="T12"><text:s text:c="4"/></text:span><text:span text:style-name="T12">{</text:span></text:p>
            <text:p><text:span text:style-name="T12"><text:s text:c="8"/></text:span><text:span text:style-name="T12">Info&lt;&lt; "Time = " &lt;&lt; runTime.timeName() </text:span></text:p>
            <text:p><text:span text:style-name="T12"><text:s text:c="8"/></text:span><text:span text:style-name="T12">&lt;&lt; nl &lt;&lt; endl;</text:span></text:p>
            <text:p><text:span text:style-name="T12"><text:s text:c="4"/></text:span><text:span text:style-name="T12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НЕМНОГО FORTRAN В C++</text:p>
          </draw:text-box>
        </draw:frame>
        <draw:frame presentation:style-name="pr5" draw:text-style-name="P13" draw:layer="layout" svg:width="28cm" svg:height="3.972cm" svg:x="0cm" svg:y="4.441cm" presentation:class="outline" presentation:user-transformed="true">
          <draw:text-box>
            <text:p><text:span text:style-name="T15">В OpenFOAM используется Fortran-образный синтаксис при написании конечных приложений.</text:span></text:p>
            <text:p><text:span text:style-name="T15">Переменные объявляются не внутри приложения, а в заголовочных файлах. Пример — createMesh.H</text:span></text:p>
          </draw:text-box>
        </draw:frame>
        <draw:frame draw:style-name="gr17" draw:text-style-name="P14" draw:layer="layout" svg:width="26.5cm" svg:height="11.145cm" svg:x="0.6cm" svg:y="8.739cm">
          <draw:text-box>
            <text:p><text:span text:style-name="T16">createMesh.H</text:span></text:p>
            <text:p><text:span text:style-name="T17"/></text:p>
            <text:p><text:span text:style-name="T17"><text:s text:c="4"/></text:span><text:span text:style-name="T17">Foam::Info &lt;&lt; "Create mesh for time = "</text:span></text:p>
            <text:p><text:span text:style-name="T17"><text:s text:c="8"/></text:span><text:span text:style-name="T17">&lt;&lt; runTime.timeName() &lt;&lt; Foam::nl &lt;&lt; Foam::endl;</text:span></text:p>
            <text:p><text:span text:style-name="T17"/></text:p>
            <text:p><text:span text:style-name="T17"><text:s text:c="4"/></text:span><text:span text:style-name="T17">Foam::fvMesh mesh</text:span></text:p>
            <text:p><text:span text:style-name="T17"><text:s text:c="4"/></text:span><text:span text:style-name="T17">(</text:span></text:p>
            <text:p><text:span text:style-name="T17"><text:s text:c="8"/></text:span><text:span text:style-name="T17">Foam::IOobject</text:span></text:p>
            <text:p><text:span text:style-name="T17"><text:s text:c="8"/></text:span><text:span text:style-name="T17">(</text:span></text:p>
            <text:p><text:span text:style-name="T17"><text:s text:c="12"/></text:span><text:span text:style-name="T17">Foam::fvMesh::defaultRegion,</text:span></text:p>
            <text:p><text:span text:style-name="T17"><text:s text:c="12"/></text:span><text:span text:style-name="T17">runTime.timeName(),</text:span></text:p>
            <text:p><text:span text:style-name="T17"><text:s text:c="12"/></text:span><text:span text:style-name="T17">runTime,</text:span></text:p>
            <text:p><text:span text:style-name="T17"><text:s text:c="12"/></text:span><text:span text:style-name="T17">Foam::IOobject::MUST_READ</text:span></text:p>
            <text:p><text:span text:style-name="T17"><text:s text:c="8"/></text:span><text:span text:style-name="T17">)</text:span></text:p>
            <text:p><text:span text:style-name="T17"><text:s text:c="4"/></text:span><text:span text:style-name="T17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ИНИЦИАЛИЗАЦИЯ ПОЛЕЙ — createFields.H</text:p>
          </draw:text-box>
        </draw:frame>
        <draw:frame presentation:style-name="pr6" draw:layer="layout" svg:width="28cm" svg:height="4.859cm" svg:x="0cm" svg:y="4.641cm" presentation:class="outline" presentation:user-transformed="true">
          <draw:text-box>
            <text:list text:style-name="L2">
              <text:list-item>
                <text:p>Также, как и создание сетки, так и создание полей <text:s/>обычно выносится в отдельный файл — createFields.H</text:p>
              </text:list-item>
            </text:list>
          </draw:text-box>
        </draw:frame>
        <draw:frame draw:style-name="gr18" draw:text-style-name="P11" draw:layer="layout" svg:width="23.81cm" svg:height="10.417cm" svg:x="2.29cm" svg:y="8.889cm">
          <draw:text-box>
            <text:p><text:span text:style-name="T11"><text:s text:c="4"/></text:span><text:span text:style-name="T11">Info&lt;&lt; "Reading scalar field psi\n" &lt;&lt; endl;</text:span></text:p>
            <text:p><text:span text:style-name="T11"/></text:p>
            <text:p><text:span text:style-name="T11"><text:s text:c="4"/></text:span><text:span text:style-name="T11">volScalarField psi</text:span></text:p>
            <text:p><text:span text:style-name="T11"><text:s text:c="4"/></text:span><text:span text:style-name="T11">(</text:span></text:p>
            <text:p><text:span text:style-name="T11"><text:s text:c="8"/></text:span><text:span text:style-name="T11">IOobject</text:span></text:p>
            <text:p><text:span text:style-name="T11"><text:s text:c="8"/></text:span><text:span text:style-name="T11">(</text:span></text:p>
            <text:p><text:span text:style-name="T11"><text:s text:c="12"/></text:span><text:span text:style-name="T11">"psi", <text:s text:c="15"/>//имя поля</text:span></text:p>
            <text:p><text:span text:style-name="T11"><text:s text:c="12"/></text:span><text:span text:style-name="T11">runTime.timeName(), <text:s text:c="2"/>//какой срез времени?</text:span></text:p>
            <text:p><text:span text:style-name="T11"><text:s text:c="12"/></text:span><text:span text:style-name="T11">mesh, <text:s text:c="16"/>//на какой сетке?</text:span></text:p>
            <text:p><text:span text:style-name="T11"><text:s text:c="12"/></text:span><text:span text:style-name="T11">Ioobject::MUST_READ, <text:s/>//обязательно считывать</text:span></text:p>
            <text:p><text:span text:style-name="T11"><text:s text:c="12"/></text:span><text:span text:style-name="T11">Ioobject::AUTO_WRITE <text:s/>//автоматически записывать</text:span></text:p>
            <text:p><text:span text:style-name="T11"><text:s text:c="8"/></text:span><text:span text:style-name="T11">),</text:span></text:p>
            <text:p><text:span text:style-name="T11"><text:s text:c="8"/></text:span><text:span text:style-name="T11">mesh <text:s text:c="21"/>//на какой сетке</text:span></text:p>
            <text:p><text:span text:style-name="T11"><text:s text:c="4"/></text:span><text:span text:style-name="T11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ЦИКЛ ИНТЕГРИРОВАНИЯ ПО ВРЕМЕНИ</text:p>
          </draw:text-box>
        </draw:frame>
        <draw:frame presentation:style-name="pr7" draw:text-style-name="P13" draw:layer="layout" svg:width="28cm" svg:height="2.605cm" svg:x="0cm" svg:y="4.641cm" presentation:class="outline" presentation:user-transformed="true">
          <draw:text-box>
            <text:p><text:span text:style-name="T15">Цикл интегрирования по времени осуществляется с использованием стандартных средств C++, для управления циклом используются средства класса Time</text:span></text:p>
          </draw:text-box>
        </draw:frame>
        <draw:frame draw:style-name="gr19" draw:text-style-name="P15" draw:layer="layout" svg:width="27cm" svg:height="11.183cm" svg:x="0.4cm" svg:y="7.761cm">
          <draw:text-box>
            <text:p><text:span text:style-name="T18"><text:s text:c="4"/></text:span><text:span text:style-name="T11">Info&lt;&lt; "\n Starting time loop\n" &lt;&lt; endl;</text:span></text:p>
            <text:p><text:span text:style-name="T11"/></text:p>
            <text:p><text:span text:style-name="T11"><text:s text:c="4"/></text:span><text:span text:style-name="T11">while (runTime.loop()) //автоматически переходит на новый шаг</text:span></text:p>
            <text:p><text:span text:style-name="T11"><text:s text:c="4"/></text:span><text:span text:style-name="T11">{</text:span></text:p>
            <text:p><text:span text:style-name="T11"><text:s text:c="8"/></text:span><text:span text:style-name="T11">Info&lt;&lt; "Time = " &lt;&lt; runTime.timeName() &lt;&lt; nl &lt;&lt; endl;</text:span></text:p>
            <text:p><text:span text:style-name="T11"><text:s text:c="8"/></text:span></text:p>
            <text:p><text:span text:style-name="T11"><text:s text:c="8"/></text:span><text:span text:style-name="T11">Info&lt;&lt; "max(psi)=" &lt;&lt; max(psi).value() &lt;&lt; endl</text:span></text:p>
            <text:p><text:span text:style-name="T11"><text:s text:c="12"/></text:span><text:span text:style-name="T11">&lt;&lt; "min(psi)=" &lt;&lt; min(psi).value() &lt;&lt; endl;</text:span></text:p>
            <text:p><text:span text:style-name="T11"/></text:p>
            <text:p><text:span text:style-name="T13"><text:tab/></text:span><text:span text:style-name="T13"><text:tab/></text:span><text:span text:style-name="T13"> <text:s/></text:span><text:span text:style-name="T13">runTime.write();</text:span></text:p>
            <text:p><text:span text:style-name="T11"/></text:p>
            <text:p><text:span text:style-name="T11"><text:s text:c="8"/></text:span><text:span text:style-name="T11">Info&lt;&lt; "ExecutionTime = " &lt;&lt; runTime.elapsedCpuTime() &lt;&lt; " s"</text:span></text:p>
            <text:p><text:span text:style-name="T11"><text:s text:c="12"/></text:span><text:span text:style-name="T11">&lt;&lt; " <text:s/>ClockTime = " &lt;&lt; runTime.elapsedClockTime() &lt;&lt; " s"</text:span></text:p>
            <text:p><text:span text:style-name="T11"><text:s text:c="12"/></text:span><text:span text:style-name="T11">&lt;&lt; nl &lt;&lt; endl;</text:span></text:p>
            <text:p><text:span text:style-name="T11"><text:s text:c="4"/></text:span><text:span text:style-name="T11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ПРОСТРАНСТВА ИМЕН fvc и fvm</text:p>
          </draw:text-box>
        </draw:frame>
        <draw:frame presentation:style-name="pr8" draw:text-style-name="P8" draw:layer="layout" svg:width="28cm" svg:height="11.859cm" svg:x="0cm" svg:y="4.441cm" presentation:class="outline" presentation:user-transformed="true">
          <draw:text-box>
            <text:list text:style-name="L2">
              <text:list-item>
                <text:p><text:span text:style-name="T6">Внутри цикла по времени можно осуществлять операции интегрирования и алгебраических операций над полями</text:span></text:p>
              </text:list-item>
              <text:list-item>
                <text:p><text:span text:style-name="T6">Операторы fvm::ddt, fvm::d2dt2, fvm::div, fvm::laplacian, fvm::Sp, fvm::SuSp — возвращают коэффициенты матрицы, соответствующие дискретизации данного слагаемого</text:span></text:p>
              </text:list-item>
              <text:list-item>
                <text:p><text:span text:style-name="T6">Операторы fvc::ddt, fvc::d2dt2, fvc::div, fvc::grad, fvc::laplacian, fvc::Sp, fvc::grad — возвращают «правую часть», соответствующую данному выражению</text:span></text:p>
              </text:list-item>
            </text:list>
          </draw:text-box>
        </draw:frame>
        <draw:frame presentation:style-name="pr9" draw:text-style-name="P11" draw:layer="layout" svg:width="25.9cm" svg:height="2.589cm" svg:x="0.9cm" svg:y="14.4cm">
          <draw:text-box>
            <text:p><text:span text:style-name="T11">fvm::ddt(psi) + fvm::div(phi,psi)+ fvm::SuSp(kappa,psi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РЕШАТЕЛЬ myIcoFoam</text:p>
          </draw:text-box>
        </draw:frame>
        <draw:frame draw:style-name="gr20" draw:layer="layout" svg:width="4.564cm" svg:height="1.248cm" svg:x="2.136cm" svg:y="5.65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0" draw:layer="layout" svg:width="7.667cm" svg:height="4.143cm" svg:x="2.2cm" svg:y="7.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1" draw:text-style-name="P3" draw:layer="layout" svg:width="14.346cm" svg:height="12.62cm" svg:x="13.201cm" svg:y="4.691cm">
          <draw:image xlink:href="Pictures/20000684000046100000668ABD5F888A.wmf" xlink:type="simple" xlink:show="embed" xlink:actuate="onLoad">
            <text:p/>
          </draw:image>
        </draw:frame>
        <draw:frame draw:style-name="gr11" draw:layer="layout" svg:width="11.174cm" svg:height="3.095cm" svg:x="1.5cm" svg:y="13.483cm">
          <draw:text-box>
            <text:p>PISO включает в себя серию шагов:</text:p>
            <text:p>1) Прогноз скорости</text:p>
            <text:p>2) Вычисление поля давления</text:p>
            <text:p>3) Коррекция скорости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 presentation:user-transformed="true">
          <draw:text-box>
            <text:p text:style-name="P1">АЛГОРИТМ PISO <text:s text:c="2"/></text:p>
          </draw:text-box>
        </draw:frame>
        <draw:frame draw:style-name="gr22" draw:text-style-name="P3" draw:layer="layout" svg:width="12.2cm" svg:height="18cm" svg:x="1.003cm" svg:y="2.869cm">
          <draw:image xlink:href="Pictures/200002920000497800006C6EB2495F25.wmf" xlink:type="simple" xlink:show="embed" xlink:actuate="onLoad">
            <text:p/>
          </draw:image>
        </draw:frame>
        <draw:frame draw:style-name="gr23" draw:text-style-name="P16" draw:layer="layout" svg:width="10.387cm" svg:height="11.5cm" svg:x="15.826cm" svg:y="5cm">
          <draw:text-box>
            <text:p><text:span text:style-name="T19">Коррекция скорости вычисляется по процедуре, сходной с Ри-Чоу — консервативные потоки вычисляются в центрах граней. Вычисление потоков производится интерполяцией поля скорости, хранящегося в центрах ячеек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НАСТРОЙКА СБОРКИ РЕШАТЕЛЯ</text:p>
          </draw:text-box>
        </draw:frame>
        <draw:frame draw:style-name="gr10" draw:text-style-name="P9" draw:layer="layout" svg:width="15.036cm" svg:height="2.453cm" svg:x="0.501cm" svg:y="11.115cm">
          <draw:text-box>
            <text:p><text:span text:style-name="T7">myIcoFoam.C</text:span></text:p>
            <text:p><text:span text:style-name="T7"/></text:p>
            <text:p><text:span text:style-name="T7">EXE = $(FOAM_USER_APPBIN)/myIcoFoam</text:span></text:p>
          </draw:text-box>
        </draw:frame>
        <draw:frame draw:style-name="gr10" draw:text-style-name="P9" draw:layer="layout" svg:width="15cm" svg:height="3.177cm" svg:x="0.501cm" svg:y="15.115cm">
          <draw:text-box>
            <text:p><text:span text:style-name="T8">EXE_INC = \</text:span></text:p>
            <text:p><text:span text:style-name="T8"><text:s/></text:span><text:span text:style-name="T8">-I$(LIB_SRC)/finiteVolume/lnInclude</text:span></text:p>
            <text:p><text:span text:style-name="T8"/></text:p>
            <text:p><text:span text:style-name="T8">EXE_LIBS = -lfiniteVolume</text:span></text:p>
          </draw:text-box>
        </draw:frame>
        <draw:frame draw:style-name="gr11" draw:layer="layout" svg:width="9.269cm" svg:height="0.962cm" svg:x="15.984cm" svg:y="10.6cm">
          <draw:text-box>
            <text:p>Исходный код в myIcoFoam.C</text:p>
          </draw:text-box>
        </draw:frame>
        <draw:frame draw:style-name="gr11" draw:layer="layout" svg:width="10.857cm" svg:height="2.384cm" svg:x="15.985cm" svg:y="11.9cm">
          <draw:text-box>
            <text:p>Исполняемый файл разместить в <text:line-break/>$FOAM_USER_APPBIN, присвоить<text:line-break/>имя emptyFoamApp</text:p>
          </draw:text-box>
        </draw:frame>
        <draw:frame draw:style-name="gr11" draw:layer="layout" svg:width="11.538cm" svg:height="0.962cm" svg:x="16.172cm" svg:y="15.738cm">
          <draw:text-box>
            <text:p>Где ещё искать заголовочные файлы</text:p>
          </draw:text-box>
        </draw:frame>
        <draw:frame draw:style-name="gr11" draw:layer="layout" svg:width="11.894cm" svg:height="0.962cm" svg:x="16.072cm" svg:y="17.038cm">
          <draw:text-box>
            <text:p>Подключить библиотеку libfiniteVolume</text:p>
          </draw:text-box>
        </draw:frame>
        <draw:line draw:style-name="gr12" draw:text-style-name="P3" draw:layer="layout" svg:x1="16.001cm" svg:y1="11cm" svg:x2="7.001cm" svg:y2="11.5cm">
          <text:p/>
        </draw:line>
        <draw:line draw:style-name="gr12" draw:text-style-name="P3" draw:layer="layout" svg:x1="16.001cm" svg:y1="13cm" svg:x2="15.501cm" svg:y2="13cm">
          <text:p/>
        </draw:line>
        <draw:line draw:style-name="gr12" draw:text-style-name="P3" draw:layer="layout" svg:x1="16.501cm" svg:y1="16cm" svg:x2="12.001cm" svg:y2="16cm">
          <text:p/>
        </draw:line>
        <draw:line draw:style-name="gr12" draw:text-style-name="P3" draw:layer="layout" svg:x1="16.001cm" svg:y1="17.5cm" svg:x2="11.001cm" svg:y2="18cm">
          <text:p/>
        </draw:line>
        <draw:frame draw:style-name="gr24" draw:text-style-name="P13" draw:layer="layout" svg:width="26.929cm" svg:height="1.119cm" svg:x="0.571cm" svg:y="4.4cm">
          <draw:text-box>
            <text:p><text:span text:style-name="T15">Создадим необходимую структуру решателя:</text:span></text:p>
          </draw:text-box>
        </draw:frame>
        <draw:frame draw:style-name="gr25" draw:text-style-name="P17" draw:layer="layout" svg:width="26.929cm" svg:height="1.157cm" svg:x="0.572cm" svg:y="7.301cm">
          <draw:text-box>
            <text:p><text:span text:style-name="T20">mkdir Make; touch Make/files; touch Make/options</text:span></text:p>
          </draw:text-box>
        </draw:frame>
        <draw:frame draw:style-name="gr25" draw:text-style-name="P17" draw:layer="layout" svg:width="26.929cm" svg:height="1.157cm" svg:x="0.573cm" svg:y="8.802cm">
          <draw:text-box>
            <text:p><text:span text:style-name="T20">touch createFields.H; touch myIcoFoam.C</text:span></text:p>
          </draw:text-box>
        </draw:frame>
        <draw:frame draw:style-name="gr25" draw:text-style-name="P17" draw:layer="layout" svg:width="26.929cm" svg:height="1.157cm" svg:x="0.573cm" svg:y="5.802cm">
          <draw:text-box>
            <text:p><text:span text:style-name="T20">mkdir myIcoFoam; cd myIcoFo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ИНИЦИАЛИЗАЦИЯ ПОЛЕЙ — createFields.H</text:p>
          </draw:text-box>
        </draw:frame>
        <draw:frame draw:style-name="gr26" draw:text-style-name="P9" draw:layer="layout" svg:width="14.765cm" svg:height="14.011cm" svg:x="0.635cm" svg:y="4.969cm">
          <draw:text-box>
            <text:p><text:span text:style-name="T8"><text:s text:c="4"/></text:span><text:span text:style-name="T8">Info&lt;&lt; "Reading transportProperties\n" &lt;&lt; endl;</text:span></text:p>
            <text:p><text:span text:style-name="T8"/></text:p>
            <text:p><text:span text:style-name="T8"><text:s text:c="4"/></text:span><text:span text:style-name="T8">IOdictionary transportProperties</text:span></text:p>
            <text:p><text:span text:style-name="T8"><text:s text:c="4"/></text:span><text:span text:style-name="T8">(</text:span></text:p>
            <text:p><text:span text:style-name="T8"><text:s text:c="8"/></text:span><text:span text:style-name="T8">IOobject</text:span></text:p>
            <text:p><text:span text:style-name="T8"><text:s text:c="8"/></text:span><text:span text:style-name="T8">(</text:span></text:p>
            <text:p><text:span text:style-name="T8"><text:s text:c="12"/></text:span><text:span text:style-name="T8">"transportProperties",</text:span></text:p>
            <text:p><text:span text:style-name="T8"><text:s text:c="12"/></text:span><text:span text:style-name="T8">runTime.constant(),</text:span></text:p>
            <text:p><text:span text:style-name="T8"><text:s text:c="12"/></text:span><text:span text:style-name="T8">mesh,</text:span></text:p>
            <text:p><text:span text:style-name="T8"><text:s text:c="12"/></text:span><text:span text:style-name="T8">IOobject::MUST_READ,</text:span></text:p>
            <text:p><text:span text:style-name="T8"><text:s text:c="12"/></text:span><text:span text:style-name="T8">IOobject::NO_WRITE</text:span></text:p>
            <text:p><text:span text:style-name="T8"><text:s text:c="8"/></text:span><text:span text:style-name="T8">)</text:span></text:p>
            <text:p><text:span text:style-name="T8"><text:s text:c="4"/></text:span><text:span text:style-name="T8">);</text:span></text:p>
            <text:p><text:span text:style-name="T8"/></text:p>
            <text:p><text:span text:style-name="T8"><text:s text:c="4"/></text:span><text:span text:style-name="T21">dimensionedScalar</text:span><text:span text:style-name="T8"> nu</text:span></text:p>
            <text:p><text:span text:style-name="T8"><text:s text:c="4"/></text:span><text:span text:style-name="T8">(</text:span></text:p>
            <text:p><text:span text:style-name="T8"><text:s text:c="5"/></text:span><text:span text:style-name="T8">transportProperties.lookup("nu")</text:span></text:p>
            <text:p><text:span text:style-name="T8"><text:s text:c="4"/></text:span><text:span text:style-name="T8">);</text:span></text:p>
          </draw:text-box>
        </draw:frame>
        <draw:frame draw:style-name="gr24" draw:text-style-name="P13" draw:layer="layout" svg:width="11.5cm" svg:height="12.403cm" svg:x="16cm" svg:y="5.013cm">
          <draw:text-box>
            <text:p><text:span text:style-name="T15">Помимо полей используются и другие величины — например кинематическая вязкость.</text:span></text:p>
            <text:p><text:span text:style-name="T15"/></text:p>
            <text:p><text:span text:style-name="T15"/></text:p>
            <text:p><text:span text:style-name="T15">В данном случае открывается текстовый файл, в котором хранится значение вязкости. </text:span></text:p>
            <text:p><text:span text:style-name="T15"/></text:p>
            <text:p><text:span text:style-name="T15"/></text:p>
            <text:p><text:span text:style-name="T15"/></text:p>
            <text:p><text:span text:style-name="T15">Затем значение вязкости nu считывается из поля «nu»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ИНИЦИАЛИЗАЦИЯ ПОЛЕЙ — createFields.H</text:p>
          </draw:text-box>
        </draw:frame>
        <draw:frame draw:style-name="gr27" draw:text-style-name="P9" draw:layer="layout" svg:width="22.7cm" svg:height="3.561cm" svg:x="0.3cm" svg:y="16.283cm">
          <draw:text-box>
            <text:p><text:span text:style-name="T7"># <text:s text:c="2"/>include "createPhi.H"</text:span></text:p>
            <text:p><text:span text:style-name="T22"><text:s text:c="4"/></text:span><text:span text:style-name="T22">label pRefCell = 0;</text:span></text:p>
            <text:p><text:span text:style-name="T22"><text:s text:c="4"/></text:span><text:span text:style-name="T22">scalar pRefValue = 0.0;</text:span></text:p>
            <text:p><text:span text:style-name="T22"><text:s text:c="4"/></text:span><text:span text:style-name="T22">setRefCell(p, mesh.solutionDict().subDict("PISO"), pRefCell, pRefValue);</text:span></text:p>
          </draw:text-box>
        </draw:frame>
        <draw:frame draw:style-name="gr28" draw:text-style-name="P9" draw:layer="layout" svg:width="13.1cm" svg:height="10.417cm" svg:x="0.4cm" svg:y="5.005cm">
          <draw:text-box>
            <text:p><text:span text:style-name="T8"><text:s text:c="4"/></text:span><text:span text:style-name="T8">Info&lt;&lt; </text:span><text:span text:style-name="T8"><text:line-break/></text:span><text:span text:style-name="T8"> <text:s text:c="3"/>"Reading field p\n" &lt;&lt; endl;</text:span></text:p>
            <text:p><text:span text:style-name="T8"><text:s text:c="4"/></text:span><text:span text:style-name="T8">volScalarField p</text:span></text:p>
            <text:p><text:span text:style-name="T8"><text:s text:c="4"/></text:span><text:span text:style-name="T8">(</text:span></text:p>
            <text:p><text:span text:style-name="T8"><text:s text:c="8"/></text:span><text:span text:style-name="T8">IOobject</text:span></text:p>
            <text:p><text:span text:style-name="T8"><text:s text:c="8"/></text:span><text:span text:style-name="T8">(</text:span></text:p>
            <text:p><text:span text:style-name="T8"><text:s text:c="12"/></text:span><text:span text:style-name="T8">"p",</text:span></text:p>
            <text:p><text:span text:style-name="T8"><text:s text:c="12"/></text:span><text:span text:style-name="T8">runTime.timeName(),</text:span></text:p>
            <text:p><text:span text:style-name="T8"><text:s text:c="12"/></text:span><text:span text:style-name="T8">mesh,</text:span></text:p>
            <text:p><text:span text:style-name="T8"><text:s text:c="12"/></text:span><text:span text:style-name="T8">IOobject::MUST_READ,</text:span></text:p>
            <text:p><text:span text:style-name="T8"><text:s text:c="12"/></text:span><text:span text:style-name="T8">IOobject::AUTO_WRITE</text:span></text:p>
            <text:p><text:span text:style-name="T8"><text:s text:c="8"/></text:span><text:span text:style-name="T8">),</text:span></text:p>
            <text:p><text:span text:style-name="T8"><text:s text:c="8"/></text:span><text:span text:style-name="T8">mesh</text:span></text:p>
            <text:p><text:span text:style-name="T8"><text:s text:c="4"/></text:span><text:span text:style-name="T8">);</text:span></text:p>
          </draw:text-box>
        </draw:frame>
        <draw:frame draw:style-name="gr29" draw:text-style-name="P9" draw:layer="layout" svg:width="13.5cm" svg:height="10.417cm" svg:x="14cm" svg:y="4.925cm">
          <draw:text-box>
            <text:p><text:span text:style-name="T7"><text:s text:c="3"/></text:span><text:span text:style-name="T7">Info&lt;&lt;</text:span><text:span text:style-name="T7"><text:line-break/></text:span><text:span text:style-name="T7"> <text:s text:c="2"/>"Reading field U\n" &lt;&lt; endl;</text:span></text:p>
            <text:p><text:span text:style-name="T7"><text:s text:c="4"/></text:span><text:span text:style-name="T7">volVectorField U</text:span></text:p>
            <text:p><text:span text:style-name="T7"><text:s text:c="4"/></text:span><text:span text:style-name="T7">(</text:span></text:p>
            <text:p><text:span text:style-name="T7"><text:s text:c="8"/></text:span><text:span text:style-name="T7">IOobject</text:span></text:p>
            <text:p><text:span text:style-name="T7"><text:s text:c="8"/></text:span><text:span text:style-name="T7">(</text:span></text:p>
            <text:p><text:span text:style-name="T7"><text:s text:c="12"/></text:span><text:span text:style-name="T7">"U",</text:span></text:p>
            <text:p><text:span text:style-name="T7"><text:s text:c="12"/></text:span><text:span text:style-name="T7">runTime.timeName(),</text:span></text:p>
            <text:p><text:span text:style-name="T7"><text:s text:c="12"/></text:span><text:span text:style-name="T7">mesh,</text:span></text:p>
            <text:p><text:span text:style-name="T7"><text:s text:c="12"/></text:span><text:span text:style-name="T7">IOobject::MUST_READ,</text:span></text:p>
            <text:p><text:span text:style-name="T7"><text:s text:c="12"/></text:span><text:span text:style-name="T7">IOobject::AUTO_WRITE</text:span></text:p>
            <text:p><text:span text:style-name="T7"><text:s text:c="8"/></text:span><text:span text:style-name="T7">),</text:span></text:p>
            <text:p><text:span text:style-name="T7"><text:s text:c="8"/></text:span><text:span text:style-name="T7">mesh</text:span></text:p>
            <text:p><text:span text:style-name="T7"><text:s text:c="4"/></text:span><text:span text:style-name="T7">);</text:span></text:p>
          </draw:text-box>
        </draw:frame>
        <draw:frame draw:style-name="gr30" draw:text-style-name="P13" draw:layer="layout" svg:width="13cm" svg:height="1.12cm" svg:x="0.5cm" svg:y="4cm">
          <draw:text-box>
            <text:p><text:span text:style-name="T15">Инициализация поля давления</text:span></text:p>
          </draw:text-box>
        </draw:frame>
        <draw:frame draw:style-name="gr30" draw:text-style-name="P13" draw:layer="layout" svg:width="13cm" svg:height="1.12cm" svg:x="13.8cm" svg:y="4cm">
          <draw:text-box>
            <text:p><text:span text:style-name="T15">Инициализация поля скорости</text:span></text:p>
          </draw:text-box>
        </draw:frame>
        <draw:frame draw:style-name="gr30" draw:text-style-name="P13" draw:layer="layout" svg:width="26.5cm" svg:height="1.12cm" svg:x="0.5cm" svg:y="15.38cm">
          <draw:text-box>
            <text:p><text:span text:style-name="T15">Инициализация поля объемных потоков через грани ячеек - ph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ИНИЦИАЛИЗАЦИЯ И ТЕЛО ЦИКЛА</text:p>
          </draw:text-box>
        </draw:frame>
        <draw:frame draw:style-name="gr31" draw:text-style-name="P11" draw:layer="layout" svg:width="26.054cm" svg:height="7.521cm" svg:x="1.046cm" svg:y="4.3cm">
          <draw:text-box>
            <text:p><text:span text:style-name="T11">#include "fvCFD.H" //необходимые определения OpenFOAM</text:span></text:p>
            <text:p><text:span text:style-name="T11"/></text:p>
            <text:p><text:span text:style-name="T11">int main(int argc, char *argv[])</text:span></text:p>
            <text:p><text:span text:style-name="T11">{</text:span></text:p>
            <text:p><text:span text:style-name="T11"># <text:s text:c="2"/>include "setRootCase.H" //инициализация структуры каталогов</text:span></text:p>
            <text:p><text:span text:style-name="T11"/></text:p>
            <text:p><text:span text:style-name="T11"># <text:s text:c="2"/>include "createTime.H" //создание времени (регистр объектов(</text:span></text:p>
            <text:p><text:span text:style-name="T11"># <text:s text:c="2"/>include "createMesh.H" //создание сетки</text:span></text:p>
            <text:p><text:span text:style-name="T11"># <text:s text:c="2"/>include "createFields.H" //инициал-ия полей</text:span></text:p>
            <text:p><text:span text:style-name="T11"># <text:s text:c="2"/>include "initContinuityErrs.H" //инциал-ия небаланса масс</text:span></text:p>
          </draw:text-box>
        </draw:frame>
        <draw:frame draw:style-name="gr32" draw:text-style-name="P11" draw:layer="layout" svg:width="25.926cm" svg:height="6.073cm" svg:x="1.074cm" svg:y="12.5cm">
          <draw:text-box>
            <text:p><text:span text:style-name="T11"><text:s text:c="4"/></text:span><text:span text:style-name="T11">Info&lt;&lt; "\nStarting time loop\n" &lt;&lt; endl;</text:span></text:p>
            <text:p><text:span text:style-name="T11"/></text:p>
            <text:p><text:span text:style-name="T11"><text:s text:c="4"/></text:span><text:span text:style-name="T11">while (runTime.loop()) //переход к новому шагу если T&lt;Tk</text:span></text:p>
            <text:p><text:span text:style-name="T11"><text:s text:c="4"/></text:span><text:span text:style-name="T11">{</text:span></text:p>
            <text:p><text:span text:style-name="T11"><text:s text:c="8"/></text:span><text:span text:style-name="T11">Info&lt;&lt; "Time = " &lt;&lt; runTime.timeName() &lt;&lt; nl &lt;&lt; endl;</text:span></text:p>
            <text:p><text:span text:style-name="T11"/></text:p>
            <text:p><text:span text:style-name="T11"># <text:s text:c="6"/>include "readPISOControls.H" //считать параметры PISO</text:span></text:p>
            <text:p><text:span text:style-name="T11"># <text:s text:c="6"/>include "CourantNo.H" <text:s text:c="7"/>//вычислить число C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ПРОГНОЗ ПОЛЯ СКОРОСТИ</text:p>
          </draw:text-box>
        </draw:frame>
        <draw:frame draw:style-name="gr32" draw:text-style-name="P11" draw:layer="layout" svg:width="17.5cm" svg:height="6.073cm" svg:x="5.1cm" svg:y="8cm">
          <draw:text-box>
            <text:p><text:span text:style-name="T11"><text:s text:c="8"/></text:span><text:span text:style-name="T11">fvVectorMatrix UEqn</text:span></text:p>
            <text:p><text:span text:style-name="T11"><text:s text:c="8"/></text:span><text:span text:style-name="T11">(</text:span></text:p>
            <text:p><text:span text:style-name="T11"><text:s text:c="12"/></text:span><text:span text:style-name="T11">fvm::ddt(U)</text:span></text:p>
            <text:p><text:span text:style-name="T11"><text:s text:c="10"/></text:span><text:span text:style-name="T11">+ fvm::div(phi, U)</text:span></text:p>
            <text:p><text:span text:style-name="T11"><text:s text:c="10"/></text:span><text:span text:style-name="T11">- fvm::laplacian(nu, U)</text:span></text:p>
            <text:p><text:span text:style-name="T11"><text:s text:c="8"/></text:span><text:span text:style-name="T11">);</text:span></text:p>
            <text:p><text:span text:style-name="T11"/></text:p>
            <text:p><text:span text:style-name="T11"><text:s text:c="8"/></text:span><text:span text:style-name="T11">solve(UEqn == -fvc::grad(p));</text:span></text:p>
          </draw:text-box>
        </draw:frame>
        <draw:frame draw:style-name="gr20" draw:layer="layout" svg:width="16.001cm" svg:height="2.673cm" svg:x="5.5cm" svg:y="4.6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0" draw:text-style-name="P13" draw:layer="layout" svg:width="25cm" svg:height="3.723cm" svg:x="2cm" svg:y="15cm">
          <draw:text-box>
            <text:p><text:span text:style-name="T15">Согласно процедуре PISO, формируются три матрицы (для Ux, Uy, Uz) уравнения сохранения импульса. Системы решаются последовательно с использованием давления с предыдущего шага (fvc::grad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ТЕЛО ЦИКЛА PISO</text:p>
          </draw:text-box>
        </draw:frame>
        <draw:frame draw:style-name="gr33" draw:text-style-name="P11" draw:layer="layout" svg:width="26.96cm" svg:height="15.455cm" svg:x="0.54cm" svg:y="4.045cm">
          <draw:text-box>
            <text:p><text:span text:style-name="T11"><text:s text:c="8"/></text:span><text:span text:style-name="T11">// --- PISO loop</text:span></text:p>
            <text:p><text:span text:style-name="T11"/></text:p>
            <text:p><text:span text:style-name="T11"><text:s text:c="8"/></text:span><text:span text:style-name="T11">for (int corr=0; corr&lt;nCorr; corr++)</text:span></text:p>
            <text:p><text:span text:style-name="T11"><text:s text:c="8"/></text:span><text:span text:style-name="T11">{</text:span></text:p>
            <text:p><text:span text:style-name="T11"><text:s text:c="12"/></text:span><text:span text:style-name="T11">volScalarField rUA = 1.0/UEqn.A();</text:span></text:p>
            <text:p><text:span text:style-name="T11"/></text:p>
            <text:p><text:span text:style-name="T11"><text:s text:c="12"/></text:span><text:span text:style-name="T11">U = rUA*UEqn.H();</text:span></text:p>
            <text:p><text:span text:style-name="T11"><text:s text:c="12"/></text:span><text:span text:style-name="T11">phi = (fvc::interpolate(U) &amp; mesh.Sf())</text:span></text:p>
            <text:p><text:span text:style-name="T11"><text:s text:c="16"/></text:span><text:span text:style-name="T11">+ fvc::ddtPhiCorr(rUA, U, phi);</text:span></text:p>
            <text:p><text:span text:style-name="T11"/></text:p>
            <text:p><text:span text:style-name="T11"><text:s text:c="12"/></text:span><text:span text:style-name="T11">adjustPhi(phi, U, p);</text:span></text:p>
            <text:p><text:span text:style-name="T11"><text:tab/></text:span><text:span text:style-name="T11"><text:tab/></text:span><text:span text:style-name="T11"><text:tab/></text:span><text:span text:style-name="T11"> <text:s/></text:span></text:p>
            <text:p><text:span text:style-name="T11"><text:tab/></text:span><text:span text:style-name="T11"><text:tab/></text:span><text:span text:style-name="T11"><text:tab/></text:span><text:span text:style-name="T11"> <text:s/></text:span><text:span text:style-name="T11">{</text:span></text:p>
            <text:p><text:span text:style-name="T11"><text:s text:c="14"/></text:span><text:span text:style-name="T11">// Уравнение для давления — см. след. слайд</text:span></text:p>
            <text:p><text:span text:style-name="T11"><text:s text:c="12"/></text:span><text:span text:style-name="T11">} <text:s text:c="12"/></text:span></text:p>
            <text:p><text:span text:style-name="T11"/></text:p>
            <text:p><text:span text:style-name="T11"># <text:s text:c="10"/>include "continuityErrs.H"</text:span></text:p>
            <text:p><text:span text:style-name="T11"/></text:p>
            <text:p><text:span text:style-name="T11"><text:s text:c="12"/></text:span><text:span text:style-name="T11">U -= rUA*fvc::grad(p);</text:span></text:p>
            <text:p><text:span text:style-name="T11"><text:s text:c="12"/></text:span><text:span text:style-name="T11">U.correctBoundaryConditions();</text:span></text:p>
            <text:p><text:span text:style-name="T11"><text:s text:c="8"/></text:span><text:span text:style-name="T11">}</text:span></text:p>
          </draw:text-box>
        </draw:frame>
        <draw:frame draw:style-name="gr20" draw:layer="layout" svg:width="1.227cm" svg:height="1.943cm" svg:x="23.162cm" svg:y="5.71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0" draw:layer="layout" svg:width="4.966cm" svg:height="1.946cm" svg:x="21.863cm" svg:y="7.91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УРАВНЕНИЕ ДЛЯ ДАВЛЕНИЯ</text:p>
          </draw:text-box>
        </draw:frame>
        <draw:frame draw:style-name="gr34" draw:text-style-name="P11" draw:layer="layout" svg:width="25.267cm" svg:height="11.112cm" svg:x="0.733cm" svg:y="7.2cm">
          <draw:text-box>
            <text:p><text:span text:style-name="T11"><text:s text:c="12"/></text:span><text:span text:style-name="T11">for (int nonOrth=0; nonOrth&lt;=nNonOrthCorr; nonOrth++)</text:span></text:p>
            <text:p><text:span text:style-name="T11"><text:s text:c="12"/></text:span><text:span text:style-name="T11">{</text:span></text:p>
            <text:p><text:span text:style-name="T11"><text:s text:c="16"/></text:span><text:span text:style-name="T11">fvScalarMatrix pEqn</text:span></text:p>
            <text:p><text:span text:style-name="T11"><text:s text:c="16"/></text:span><text:span text:style-name="T11">(</text:span></text:p>
            <text:p><text:span text:style-name="T11"><text:s text:c="20"/></text:span><text:span text:style-name="T11">fvm::laplacian(rUA, p) == fvc::div(phi)</text:span></text:p>
            <text:p><text:span text:style-name="T11"><text:s text:c="16"/></text:span><text:span text:style-name="T11">);</text:span></text:p>
            <text:p><text:span text:style-name="T11"/></text:p>
            <text:p><text:span text:style-name="T11"><text:s text:c="16"/></text:span><text:span text:style-name="T11">pEqn.setReference(pRefCell, pRefValue);</text:span></text:p>
            <text:p><text:span text:style-name="T11"><text:s text:c="16"/></text:span><text:span text:style-name="T11">pEqn.solve();</text:span></text:p>
            <text:p><text:span text:style-name="T11"/></text:p>
            <text:p><text:span text:style-name="T11"><text:s text:c="16"/></text:span><text:span text:style-name="T11">if (nonOrth == nNonOrthCorr)</text:span></text:p>
            <text:p><text:span text:style-name="T11"><text:s text:c="16"/></text:span><text:span text:style-name="T11">{</text:span></text:p>
            <text:p><text:span text:style-name="T11"><text:s text:c="20"/></text:span><text:span text:style-name="T11">phi -= pEqn.flux();</text:span></text:p>
            <text:p><text:span text:style-name="T11"><text:s text:c="16"/></text:span><text:span text:style-name="T11">}</text:span></text:p>
            <text:p><text:span text:style-name="T11"><text:s text:c="12"/></text:span><text:span text:style-name="T11">}</text:span></text:p>
          </draw:text-box>
        </draw:frame>
        <draw:frame draw:style-name="gr30" draw:text-style-name="P13" draw:layer="layout" svg:width="25cm" svg:height="2.855cm" svg:x="2cm" svg:y="4.277cm">
          <draw:text-box>
            <text:p><text:span text:style-name="T15">Сетка может быть неортогональной, каждая итерация цикла — поправка на неортогональность. По окончательному давлению делается поправка объемных потоков через грани ячеек</text:span></text:p>
          </draw:text-box>
        </draw:frame>
        <draw:frame draw:style-name="gr20" draw:layer="layout" svg:width="5.6cm" svg:height="1.943cm" svg:x="20.5cm" svg:y="15.057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1">
        <office:forms form:automatic-focus="false" form:apply-design-mode="false"/>
        <draw:frame presentation:style-name="pr2" draw:text-style-name="P8" draw:layer="layout" svg:width="28cm" svg:height="1.843cm" svg:x="0cm" svg:y="2.5cm" presentation:class="title" presentation:user-transformed="true">
          <draw:text-box>
            <text:p><text:span text:style-name="T6">ДОБАВЛЕНИЕ УРАВНЕНИЯ ТРАНСПОРТА</text:span></text:p>
          </draw:text-box>
        </draw:frame>
        <draw:frame draw:style-name="gr35" draw:text-style-name="P18" draw:layer="layout" svg:width="12.5cm" svg:height="4.601cm" svg:x="15.1cm" svg:y="9.4cm">
          <draw:text-box>
            <text:p><text:span text:style-name="T23"><text:s text:c="3"/></text:span><text:span text:style-name="T23">fvScalarMatrix psiEqn</text:span></text:p>
            <text:p><text:span text:style-name="T23"><text:s text:c="3"/></text:span><text:span text:style-name="T23">(</text:span></text:p>
            <text:p><text:span text:style-name="T23"><text:s text:c="7"/></text:span><text:span text:style-name="T23">fvm::ddt(psi)</text:span></text:p>
            <text:p><text:span text:style-name="T23"><text:s text:c="5"/></text:span><text:span text:style-name="T23">+ fvm::div(phi, psi)</text:span></text:p>
            <text:p><text:span text:style-name="T23"><text:s text:c="5"/></text:span><text:span text:style-name="T23">+ fvm::laplacian(Dpsi,psi)</text:span></text:p>
            <text:p><text:span text:style-name="T23"><text:s text:c="3"/></text:span><text:span text:style-name="T23">);</text:span></text:p>
          </draw:text-box>
        </draw:frame>
        <draw:frame draw:style-name="gr36" draw:layer="layout" svg:width="12.999cm" svg:height="8.921cm" svg:x="1.501cm" svg:y="7.337cm">
          <draw:text-box>
            <text:p><text:span text:style-name="T24"><text:s text:c="4"/></text:span><text:span text:style-name="T24">volScalarField psi</text:span></text:p>
            <text:p><text:span text:style-name="T24"><text:s text:c="4"/></text:span><text:span text:style-name="T24">(</text:span></text:p>
            <text:p><text:span text:style-name="T24"><text:s text:c="8"/></text:span><text:span text:style-name="T24">IOobject</text:span></text:p>
            <text:p><text:span text:style-name="T24"><text:s text:c="8"/></text:span><text:span text:style-name="T24">(</text:span></text:p>
            <text:p><text:span text:style-name="T24"><text:s text:c="12"/></text:span><text:span text:style-name="T24">"psi",</text:span></text:p>
            <text:p><text:span text:style-name="T24"><text:s text:c="12"/></text:span><text:span text:style-name="T24">runTime.timeName(),</text:span></text:p>
            <text:p><text:span text:style-name="T24"><text:s text:c="12"/></text:span><text:span text:style-name="T24">mesh,</text:span></text:p>
            <text:p><text:span text:style-name="T24"><text:s text:c="12"/></text:span><text:span text:style-name="T24">IOobject::MUST_READ,</text:span></text:p>
            <text:p><text:span text:style-name="T24"><text:s text:c="12"/></text:span><text:span text:style-name="T24">IOobject::AUTO_WRITE</text:span></text:p>
            <text:p><text:span text:style-name="T24"><text:s text:c="8"/></text:span><text:span text:style-name="T24">),</text:span></text:p>
            <text:p><text:span text:style-name="T24"><text:s text:c="8"/></text:span><text:span text:style-name="T24">mesh</text:span></text:p>
            <text:p><text:span text:style-name="T24"><text:s text:c="4"/></text:span><text:span text:style-name="T24">);</text:span></text:p>
          </draw:text-box>
        </draw:frame>
        <draw:frame draw:style-name="gr30" draw:text-style-name="P13" draw:layer="layout" svg:width="26cm" svg:height="1.987cm" svg:x="1cm" svg:y="4.5cm">
          <draw:text-box>
            <text:p><text:span text:style-name="T15">При добавлении новой искомой величины нужно: определить её инициализацию и уравнение, описывающее её динамику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УЧЕТ ТУРБУЛЕНТНОСТИ (1)</text:p>
          </draw:text-box>
        </draw:frame>
        <draw:frame draw:style-name="gr30" draw:text-style-name="P13" draw:layer="layout" svg:width="27cm" svg:height="8.931cm" svg:x="0.5cm" svg:y="4.18cm">
          <draw:text-box>
            <text:p><text:span text:style-name="T15">Для учета турбулентности в OpenFOAM введен специальный класс, предназначенный для дискретизации дивергенции тензора напряжений. Вместе с ним вводится класс, определяющий зависимость тензора напряжений от деформаций:</text:span></text:p>
            <text:p><text:span text:style-name="T15"/></text:p>
            <text:list text:style-name="L1">
              <text:list-item>
                <text:p><text:span text:style-name="T15"><text:s text:c="2"/></text:span><text:span text:style-name="T15">Необходимо использовать класс incompressible::turbulenceModel</text:span></text:p>
              </text:list-item>
              <text:list-item>
                <text:p><text:span text:style-name="T15"><text:s text:c="2"/></text:span><text:span text:style-name="T15">Необходимо изменить файл createFields.H — инициализация новых полей</text:span></text:p>
              </text:list-item>
              <text:list-item>
                <text:p><text:span text:style-name="T15"><text:s text:c="2"/></text:span><text:span text:style-name="T15">Диффузионное слагаемое теперь должно содержать вклад от турбулентных пульсаций</text:span></text:p>
              </text:list-item>
            </text:list>
          </draw:text-box>
        </draw:frame>
        <draw:frame draw:style-name="gr37" draw:layer="layout" svg:width="22.515cm" svg:height="4.547cm" svg:x="-0.015cm" svg:y="15.9cm">
          <draw:text-box>
            <text:p>EXE_INC = \</text:p>
            <text:p><text:s text:c="4"/>-I$(LIB_SRC)/turbulenceModels/incompressible/turbulenceModel \</text:p>
            <text:p><text:s text:c="4"/>-I$(LIB_SRC)/transportModels \</text:p>
            <text:p><text:s text:c="4"/>-I$(LIB_SRC)/transportModels/incompressible/singlePhaseTransportModel \</text:p>
            <text:p><text:s text:c="4"/>-I$(LIB_SRC)/finiteVolume/lnInclude</text:p>
          </draw:text-box>
        </draw:frame>
        <draw:frame draw:style-name="gr38" draw:layer="layout" svg:width="13.138cm" svg:height="5.259cm" svg:x="12.762cm" svg:y="12.556cm">
          <draw:text-box>
            <text:p>EXE_LIBS = \</text:p>
            <text:p><text:s text:c="4"/>-lincompressibleTurbulenceModel \</text:p>
            <text:p><text:s text:c="4"/>-lincompressibleRASModels \</text:p>
            <text:p><text:s text:c="4"/>-lincompressibleLESModels \</text:p>
            <text:p><text:s text:c="4"/>-lincompressibleTransportModels \</text:p>
            <text:p><text:s text:c="4"/>-lfiniteVolume \</text:p>
            <text:p><text:s text:c="4"/>-lmeshTools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УЧЕТ ТУРБУЛЕНТНОСТИ (2)</text:p>
          </draw:text-box>
        </draw:frame>
        <draw:frame draw:style-name="gr39" draw:text-style-name="P19" draw:layer="layout" svg:width="18cm" svg:height="1.721cm" svg:x="1cm" svg:y="5.626cm">
          <draw:text-box>
            <text:p><text:span text:style-name="T25">#include "singlePhaseTransportModel.H"</text:span></text:p>
            <text:p><text:span text:style-name="T25">#include "turbulenceModel.H"</text:span></text:p>
          </draw:text-box>
        </draw:frame>
        <draw:frame draw:style-name="gr36" draw:text-style-name="P19" draw:layer="layout" svg:width="27.027cm" svg:height="4.601cm" svg:x="0.473cm" svg:y="8.734cm">
          <draw:text-box>
            <text:p><text:span text:style-name="T26">singlePhaseTransportModel laminarTransport(U, phi);</text:span></text:p>
            <text:p><text:span text:style-name="T26"/></text:p>
            <text:p><text:span text:style-name="T26">autoPtr&lt;incompressible::turbulenceModel&gt; turbulence</text:span></text:p>
            <text:p><text:span text:style-name="T26">(</text:span></text:p>
            <text:p><text:span text:style-name="T26"><text:s text:c="4"/></text:span><text:span text:style-name="T26">incompressible::turbulenceModel::New(U, phi, laminarTransport)</text:span></text:p>
            <text:p><text:span text:style-name="T26">);</text:span></text:p>
          </draw:text-box>
        </draw:frame>
        <draw:frame draw:style-name="gr36" draw:text-style-name="P19" draw:layer="layout" svg:width="12cm" svg:height="4.601cm" svg:x="15.249cm" svg:y="13.648cm">
          <draw:text-box>
            <text:p><text:span text:style-name="T26">fvVectorMatrix UEqn</text:span></text:p>
            <text:p><text:span text:style-name="T26">(</text:span></text:p>
            <text:p><text:span text:style-name="T26"><text:s text:c="4"/></text:span><text:span text:style-name="T26">fvm::ddt(U)</text:span></text:p>
            <text:p><text:span text:style-name="T26"><text:s text:c="2"/></text:span><text:span text:style-name="T26">+ fvm::div(phi, U)</text:span></text:p>
            <text:p><text:span text:style-name="T26"><text:s text:c="2"/></text:span><text:span text:style-name="T26">- turbulence().divDevReff(U)</text:span></text:p>
            <text:p><text:span text:style-name="T26">);</text:span></text:p>
          </draw:text-box>
        </draw:frame>
        <draw:frame draw:style-name="gr32" draw:text-style-name="P19" draw:layer="layout" svg:width="13.269cm" svg:height="6.761cm" svg:x="0.631cm" svg:y="13.36cm">
          <draw:text-box>
            <text:p><text:span text:style-name="T26">volScalarField DpsiEff = Dpsi + turbulence().nut();</text:span></text:p>
            <text:p><text:span text:style-name="T26">DpsiEff.rename("DpsiEff");</text:span></text:p>
            <text:p><text:span text:style-name="T26">fvScalarMatrix psiEqn</text:span></text:p>
            <text:p><text:span text:style-name="T26">(</text:span></text:p>
            <text:p><text:span text:style-name="T26"><text:s text:c="4"/></text:span><text:span text:style-name="T26">fvm::ddt(psi)</text:span></text:p>
            <text:p><text:span text:style-name="T26"><text:s text:c="2"/></text:span><text:span text:style-name="T26">+ fvm::div(phi,psi)</text:span></text:p>
            <text:p><text:span text:style-name="T26"><text:s text:c="2"/></text:span><text:span text:style-name="T26">- fvm::laplacian(DpsiEff,psi)</text:span></text:p>
            <text:p><text:span text:style-name="T26">);</text:span></text:p>
          </draw:text-box>
        </draw:frame>
        <draw:frame draw:style-name="gr30" draw:layer="layout" svg:width="26.5cm" svg:height="1.12cm" svg:x="0.3cm" svg:y="4.48cm">
          <draw:text-box>
            <text:p><text:span text:style-name="T15">Необходимо подключить новые заголовочные файлы</text:span></text:p>
          </draw:text-box>
        </draw:frame>
        <draw:frame draw:style-name="gr30" draw:layer="layout" svg:width="26.5cm" svg:height="1.12cm" svg:x="0.3cm" svg:y="7.58cm">
          <draw:text-box>
            <text:p><text:span text:style-name="T15">Инициализировать соответствующие объекта класса</text:span></text:p>
          </draw:text-box>
        </draw:frame>
        <draw:frame draw:style-name="gr30" draw:layer="layout" svg:width="12.5cm" svg:height="1.12cm" svg:x="14.5cm" svg:y="18.5cm">
          <draw:text-box>
            <text:p><text:span text:style-name="T15">Переписать уравнения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СПАСИБО ЗА ВНИМАНИЕ!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0" draw:display-name="Transparency 10" draw:style="linear" draw:start="50%" draw:end="0%" draw:angle="0" draw:border="0%"/>
    <draw:opacity draw:name="Transparency_20_9" draw:display-name="Transparency 9" draw:style="linear" draw:start="92%" draw:end="88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ИсходныйКод" style:family="graphic" style:parent-style-name="standard">
      <style:graphic-properties draw:stroke="dash" draw:stroke-dash="Ultrafine_20_Dashed" svg:stroke-color="#000080" draw:fill="none" draw:fill-gradient-name="Gradient_20_7" draw:fill-hatch-name="Hatch_20_1" draw:fill-image-name="Bitmape_20_1" draw:fill-image-width="0cm" draw:fill-image-height="0cm"/>
      <style:text-properties fo:color="#000080" fo:font-family="'Courier New'" style:font-style-name="Normal" style:font-family-generic="modern" style:font-pitch="fixed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ourier New'" style:font-style-name="Normal" style:font-family-generic="modern" style:font-pitch="fixed" fo:font-size="30pt" fo:font-style="italic" fo:text-shadow="none" style:text-underline-style="solid" style:text-underline-width="auto" style:text-underline-color="font-color" fo:font-weight="bold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4" style:family="graphic" style:parent-style-name="standard">
      <style:graphic-properties draw:ole-draw-aspect="1" style:protect="size"/>
    </style:style>
    <style:style style:name="Mgr5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cm" fo:min-width="0cm" draw:shadow-opacity="100%"/>
    </style:style>
    <style:style style:name="Mgr6" style:family="graphic" style:parent-style-name="standard">
      <style:graphic-properties draw:stroke="none" draw:fill="none" fo:min-height="5.69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04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svg:stroke-width="0.05cm" svg:stroke-color="#00000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3" style:family="presentation" style:parent-style-name="Обычный-backgroundobjects">
      <style:graphic-properties svg:stroke-width="0.05cm" svg:stroke-color="#4c4c4c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4" style:family="presentation" style:parent-style-name="Обычный-backgroundobjects">
      <style:graphic-properties svg:stroke-width="0.05cm" svg:stroke-color="#999999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5" style:family="presentation" style:parent-style-name="Обычный-backgroundobjects">
      <style:graphic-properties svg:stroke-width="0.05cm" svg:stroke-color="#b3b3b3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6" style:family="presentation" style:parent-style-name="Обычный-backgroundobjects">
      <style:graphic-properties svg:stroke-width="0.05cm" svg:stroke-color="#cccccc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7" style:family="presentation" style:parent-style-name="Обычный-backgroundobjects">
      <style:graphic-properties svg:stroke-width="0.03cm" draw:marker-start-width="0.26cm" draw:marker-end-width="0.26cm" draw:fill-color="#333333" draw:auto-grow-height="false" fo:min-height="0.749cm" fo:min-width="0.499cm" fo:padding-top="0.015cm" fo:padding-bottom="0.015cm" fo:padding-left="0.015cm" fo:padding-right="0.015cm" fo:wrap-option="no-wrap"/>
    </style:style>
    <style:style style:name="Mpr8" style:family="presentation" style:parent-style-name="Обычный-backgroundobjects">
      <style:graphic-properties draw:stroke="none" draw:fill-color="#ffffff" draw:opacity="100%" draw:opacity-name="Transparency_20_9" draw:textarea-horizontal-align="justify" draw:textarea-vertical-align="middle" draw:auto-grow-height="false" draw:shadow-opacity="100%"/>
    </style:style>
    <style:style style:name="Mpr9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10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font-size="44pt" style:font-size-asian="44pt" style:font-size-complex="44pt"/>
    </style:style>
    <style:style style:name="MP5" style:family="paragraph">
      <style:paragraph-properties fo:text-align="center"/>
      <style:text-properties fo:color="#000000"/>
    </style:style>
    <style:style style:name="MP6" style:family="paragraph">
      <style:paragraph-properties fo:text-align="center"/>
    </style:style>
    <style:style style:name="MP7" style:family="paragraph">
      <style:text-properties fo:color="#4c4c4c" fo:font-size="36pt" style:font-size-asian="36pt" style:font-size-complex="36pt"/>
    </style:style>
    <style:style style:name="MP8" style:family="paragraph">
      <style:paragraph-properties fo:text-align="center"/>
      <style:text-properties fo:color="#4c4c4c" fo:font-size="36pt" style:font-size-asian="36pt" style:font-size-complex="36pt"/>
    </style:style>
    <style:style style:name="MP9" style:family="paragraph">
      <style:text-properties fo:color="#333333" fo:font-family="'Arial Black'" style:font-pitch="variable" fo:font-size="24pt" style:font-size-asian="24pt" style:font-size-complex="24pt" style:font-relief="embossed"/>
    </style:style>
    <style:style style:name="MP10" style:family="paragraph">
      <style:paragraph-properties fo:text-align="start">
        <style:tab-stops/>
      </style:paragraph-properties>
    </style:style>
    <style:style style:name="MP11" style:family="paragraph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44pt" style:font-size-asian="44pt" style:font-size-complex="44pt"/>
    </style:style>
    <style:style style:name="MT3" style:family="text">
      <style:text-properties fo:color="#666666" style:text-position="sub 58%" fo:font-size="66pt" style:font-size-asian="66pt" style:font-size-complex="66pt"/>
    </style:style>
    <style:style style:name="MT4" style:family="text">
      <style:text-properties fo:color="#cccccc" fo:font-size="44pt" style:font-size-asian="44pt" style:font-size-complex="44pt"/>
    </style:style>
    <style:style style:name="MT5" style:family="text">
      <style:text-properties fo:color="#4c4c4c" fo:font-size="36pt" style:font-size-asian="36pt" style:font-size-complex="36pt"/>
    </style:style>
    <style:style style:name="MT6" style:family="text">
      <style:text-properties fo:color="#333333" fo:font-family="'Arial Black'" style:font-pitch="variable" fo:font-size="24pt" style:font-size-asian="24pt" style:font-size-complex="24pt" style:font-relief="embossed"/>
    </style:style>
    <style:style style:name="MT7" style:family="text">
      <style:text-properties fo:color="#333333" style:text-outline="true" fo:font-family="'Arial Black'" style:font-pitch="variable" fo:font-size="24pt" fo:text-shadow="none" style:font-size-asian="24pt" style:font-size-complex="24pt" style:font-relief="embossed"/>
    </style:style>
    <style:style style:name="MT8" style:family="text">
      <style:text-properties fo:font-family="'Courier New'" style:font-family-generic="modern" style:font-pitch="fixed" fo:font-size="24pt" style:text-underline-style="none" fo:font-weight="bold" style:font-size-asian="24pt" style:font-weight-asian="bold" style:font-size-complex="2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outline1" draw:layer="backgroundobjects" svg:width="28cm" svg:height="13.86cm" svg:x="0cm" svg:y="4.641cm" presentation:class="outline" presentation:placeholder="true">
        <draw:text-box/>
      </draw:frame>
      <draw:frame presentation:style-name="Mpr1" draw:text-style-name="MP1" draw:layer="backgroundobjects" svg:width="6.523cm" svg:height="1.448cm" svg:x="-7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22.3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1.376cm" svg:y="22.531cm" presentation:class="page-number">
        <draw:text-box>
          <text:p text:style-name="MP2"><text:span text:style-name="MT1"><text:page-number>&lt;номер&gt;</text:page-number></text:span></text:p>
        </draw:text-box>
      </draw:frame>
      <draw:frame draw:style-name="Mgr3" draw:text-style-name="MP4" draw:layer="backgroundobjects" svg:width="2.979cm" svg:height="3.623cm" svg:x="0.2cm" svg:y="-0.7cm">
        <draw:text-box>
          <text:p><text:span text:style-name="MT2">#</text:span><text:span text:style-name="MT3">#</text:span><text:span text:style-name="MT4">#</text:span></text:p>
        </draw:text-box>
      </draw:frame>
      <draw:line presentation:style-name="Mpr2" draw:text-style-name="MP5" draw:layer="backgroundobjects" svg:x1="2.7cm" svg:y1="2.2cm" svg:x2="11.2cm" svg:y2="2.2cm">
        <text:p/>
      </draw:line>
      <draw:line presentation:style-name="Mpr3" draw:text-style-name="MP6" draw:layer="backgroundobjects" svg:x1="2.7cm" svg:y1="2.1cm" svg:x2="15.2cm" svg:y2="2.1cm">
        <text:p/>
      </draw:line>
      <draw:line presentation:style-name="Mpr4" draw:text-style-name="MP6" draw:layer="backgroundobjects" svg:x1="2.7cm" svg:y1="2cm" svg:x2="19.2cm" svg:y2="2cm">
        <text:p/>
      </draw:line>
      <draw:line presentation:style-name="Mpr5" draw:text-style-name="MP6" draw:layer="backgroundobjects" svg:x1="2.7cm" svg:y1="1.9cm" svg:x2="23.2cm" svg:y2="1.9cm">
        <text:p/>
      </draw:line>
      <draw:line presentation:style-name="Mpr6" draw:text-style-name="MP6" draw:layer="backgroundobjects" svg:x1="2.7cm" svg:y1="1.8cm" svg:x2="26.7cm" svg:y2="1.8cm">
        <text:p/>
      </draw:line>
      <draw:frame draw:style-name="Mgr4" draw:layer="backgroundobjects" svg:width="24.634cm" svg:height="2.957cm" svg:x="1.348cm" svg:y="10.4cm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Mgr5" draw:text-style-name="MP7" draw:layer="backgroundobjects" svg:width="17.097cm" svg:height="1.673cm" svg:x="7.4cm" svg:y="8.3cm">
        <draw:text-box>
          <text:p><text:span text:style-name="MT5">fvm::ddt(rho) + fvc::div(phi)=0</text:span></text:p>
        </draw:text-box>
      </draw:frame>
      <draw:frame draw:style-name="Mgr6" draw:text-style-name="MP8" draw:layer="backgroundobjects" svg:width="20.585cm" svg:height="5.94cm" svg:x="3.004cm" svg:y="12.513cm">
        <draw:text-box>
          <text:p text:style-name="MP6"><text:span text:style-name="MT5">fvm::ddt(rho, U) + fvm::div(phi,U) - fvm::laplacian(mu,U)</text:span></text:p>
          <text:p text:style-name="MP6"><text:span text:style-name="MT5">=</text:span></text:p>
          <text:p text:style-name="MP6"><text:span text:style-name="MT5">-fvc::grad(p)</text:span></text:p>
        </draw:text-box>
      </draw:frame>
      <draw:frame draw:style-name="Mgr4" draw:layer="backgroundobjects" svg:width="11.083cm" svg:height="3.872cm" svg:x="17cm" svg:y="4.43cm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Mgr4" draw:layer="backgroundobjects" svg:width="7.846cm" svg:height="1.794cm" svg:x="4cm" svg:y="5.53cm">
        <draw:object xlink:href="./Object 3" xlink:type="simple" xlink:show="embed" xlink:actuate="onLoad"/>
        <draw:image xlink:href="./ObjectReplacements/Object 3" xlink:type="simple" xlink:show="embed" xlink:actuate="onLoad"/>
      </draw:frame>
      <draw:frame draw:style-name="Mgr7" draw:text-style-name="MP9" draw:layer="backgroundobjects" svg:width="23cm" svg:height="1.445cm" svg:x="0cm" svg:y="19.5cm">
        <draw:text-box>
          <text:p><text:span text:style-name="MT6">Институт системного программирования РАН</text:span></text:p>
        </draw:text-box>
      </draw:frame>
      <draw:frame draw:style-name="Mgr8" draw:layer="backgroundobjects" svg:width="5.769cm" svg:height="1.445cm" svg:x="24.3cm" svg:y="18.955cm">
        <draw:text-box>
          <text:p><text:span text:style-name="MT7">№</text:span><text:span text:style-name="MT7"><text:page-number>&lt;номер&gt;</text:page-number></text:span></text:p>
        </draw:text-box>
      </draw:frame>
      <draw:custom-shape presentation:style-name="Mpr7" draw:layer="backgroundobjects" svg:width="4cm" svg:height="2.5cm" svg:x="23.9cm" svg:y="18.4cm">
        <text:p/>
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left+$0"/>
          <draw:equation draw:name="f5" draw:formula="right-$0"/>
          <draw:equation draw:name="f6" draw:formula="top+$0"/>
          <draw:equation draw:name="f7" draw:formula="bottom-$0"/>
          <draw:handle draw:handle-position="left $0" draw:handle-switched="true" draw:handle-range-y-minimum="0" draw:handle-range-y-maximum="10800"/>
        </draw:enhanced-geometry>
      </draw:custom-shape>
      <draw:line presentation:style-name="Mpr2" draw:text-style-name="MP5" draw:layer="backgroundobjects" svg:x1="27.9cm" svg:y1="2.1cm" svg:x2="19.4cm" svg:y2="2.1cm">
        <text:p/>
      </draw:line>
      <draw:line presentation:style-name="Mpr3" draw:text-style-name="MP6" draw:layer="backgroundobjects" svg:x1="27.9cm" svg:y1="2.2cm" svg:x2="15.4cm" svg:y2="2.2cm">
        <text:p/>
      </draw:line>
      <draw:line presentation:style-name="Mpr4" draw:text-style-name="MP6" draw:layer="backgroundobjects" svg:x1="27.9cm" svg:y1="2.3cm" svg:x2="11.4cm" svg:y2="2.3cm">
        <text:p/>
      </draw:line>
      <draw:line presentation:style-name="Mpr5" draw:text-style-name="MP6" draw:layer="backgroundobjects" svg:x1="27.9cm" svg:y1="2.4cm" svg:x2="7.4cm" svg:y2="2.4cm">
        <text:p/>
      </draw:line>
      <draw:line presentation:style-name="Mpr6" draw:text-style-name="MP6" draw:layer="backgroundobjects" svg:x1="27.9cm" svg:y1="2.5cm" svg:x2="3.9cm" svg:y2="2.5cm">
        <text:p/>
      </draw:line>
      <draw:frame draw:style-name="Mgr3" draw:text-style-name="MP11" draw:layer="backgroundobjects" svg:width="13.202cm" svg:height="1.212cm" svg:x="14.8cm" svg:y="0.4cm">
        <draw:text-box>
          <text:p text:style-name="MP10"><text:span text:style-name="MT8">ОБЗОР ПРИЛОЖЕНИЯ OPENFOAM</text:span></text:p>
        </draw:text-box>
      </draw:frame>
      <draw:custom-shape presentation:style-name="Mpr8" draw:text-style-name="MP6" draw:layer="backgroundobjects" svg:width="33cm" svg:height="15.5cm" svg:x="-1.5cm" svg:y="2.9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8cm" svg:height="1.843cm" svg:x="0cm" svg:y="2.5cm" presentation:class="titl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26T19:23:30</meta:creation-date>
    <meta:editing-duration>P2DT14H27M51S</meta:editing-duration>
    <meta:editing-cycles>344</meta:editing-cycles>
    <dc:date>2012-02-17T23:19:52</dc:date>
    <meta:generator>OpenOffice.org/3.3$Unix OpenOffice.org_project/330m20$Build-9567</meta:generator>
    <meta:document-statistic meta:object-count="200"/>
  </office:meta>
</office:document-meta>
</file>

<file path=Object 1/content.xml><?xml version="1.0" encoding="utf-8"?>
<math xmlns="http://www.w3.org/1998/Math/MathML">
  <semantics>
    <mrow>
      <mrow>
        <mfrac>
          <mrow>
            <mo stretchy="false">∂</mo>
            <mo stretchy="false">ρ</mo>
          </mrow>
          <mrow>
            <mo stretchy="false">∂</mo>
            <mi>t</mi>
          </mrow>
        </mfrac>
        <mo stretchy="false">+</mo>
        <mrow>
          <mo stretchy="false">∇</mo>
          <mo stretchy="false">⋅</mo>
          <mo stretchy="false">ρ</mo>
        </mrow>
      </mrow>
      <mstyle mathvariant="bold">
        <mrow>
          <mi>U</mi>
        </mrow>
      </mstyle>
      <mrow>
        <mi/>
        <mo stretchy="false">=</mo>
        <mi/>
      </mrow>
      <mn>0</mn>
    </mrow>
    <annotation encoding="StarMath 5.0">{partial %rho} over {partial t} + nabla cdot %rho bold{U}`=` 0</annotation>
  </semantics>
</math>
</file>

<file path=Object 2/content.xml><?xml version="1.0" encoding="utf-8"?>
<math xmlns="http://www.w3.org/1998/Math/MathML">
  <semantics>
    <mrow>
      <mrow>
        <mfrac>
          <mrow>
            <mo stretchy="false">∂</mo>
            <mo stretchy="false">ρ</mo>
            <mstyle mathvariant="bold">
              <mrow>
                <mi>U</mi>
              </mrow>
            </mstyle>
          </mrow>
          <mrow>
            <mo stretchy="false">∂</mo>
            <mi>t</mi>
          </mrow>
        </mfrac>
        <mo stretchy="false">+</mo>
        <mrow>
          <mo stretchy="false">∇</mo>
          <mo stretchy="false">⋅</mo>
          <mfenced open="(" close=")">
            <mrow>
              <mo stretchy="false">ρ</mo>
              <mstyle mathvariant="bold">
                <mrow>
                  <mi>U</mi>
                </mrow>
              </mstyle>
              <mstyle mathvariant="bold">
                <mrow>
                  <mi>U</mi>
                </mrow>
              </mstyle>
            </mrow>
          </mfenced>
        </mrow>
      </mrow>
      <mrow>
        <mi/>
        <mo stretchy="false">−</mo>
        <mi/>
      </mrow>
      <mrow>
        <mrow>
          <mo stretchy="false">∇</mo>
          <mo stretchy="false">⋅</mo>
          <mfenced open="(" close=")">
            <mrow>
              <mo stretchy="false">μ</mo>
              <mfrac>
                <mn>1</mn>
                <mn>2</mn>
              </mfrac>
              <mfenced open="(" close=")">
                <mrow>
                  <mo stretchy="false">∇</mo>
                  <mrow>
                    <mstyle mathvariant="bold">
                      <mrow>
                        <mi>U</mi>
                      </mrow>
                    </mstyle>
                    <mo stretchy="false">+</mo>
                    <msup>
                      <mfenced open="(" close=")">
                        <mrow>
                          <mo stretchy="false">∇</mo>
                          <mstyle mathvariant="bold">
                            <mrow>
                              <mi>U</mi>
                            </mrow>
                          </mstyle>
                        </mrow>
                      </mfenced>
                      <mi>T</mi>
                    </msup>
                  </mrow>
                </mrow>
              </mfenced>
            </mrow>
          </mfenced>
        </mrow>
        <mo stretchy="false">=</mo>
        <mrow>
          <mi/>
          <mo stretchy="false">−</mo>
          <mo stretchy="false">∇</mo>
        </mrow>
      </mrow>
      <mi>p</mi>
    </mrow>
    <annotation encoding="StarMath 5.0">{partial %rho bold{U}} over {partial t} + nabla cdot left( %rho bold{U} bold{U} right)`-`nabla cdot left (%mu 1 over 2 left( nabla bold{U} + left ( nabla bold{U} right )^T right) right )=` - nabla p</annotation>
  </semantics>
</math>
</file>

<file path=Object 3/content.xml><?xml version="1.0" encoding="utf-8"?>
<math xmlns="http://www.w3.org/1998/Math/MathML">
  <semantics>
    <mrow>
      <mi mathvariant="italic">pV</mi>
      <mrow>
        <mi/>
        <mo stretchy="false">=</mo>
        <mi/>
      </mrow>
      <mo stretchy="false">ν</mo>
      <mi>R</mi>
      <mi>T</mi>
    </mrow>
    <annotation encoding="StarMath 5.0">pV`=`%nu R T</annotation>
  </semantics>
</math>
</file>

<file path=Object 4/content.xml><?xml version="1.0" encoding="utf-8"?>
<math xmlns="http://www.w3.org/1998/Math/MathML">
  <semantics>
    <mrow>
      <mrow>
        <mo stretchy="false">∇</mo>
        <mo stretchy="false">⋅</mo>
        <mstyle mathvariant="bold">
          <mrow>
            <mi>U</mi>
          </mrow>
        </mstyle>
      </mrow>
      <mrow>
        <mi/>
        <mo stretchy="false">=</mo>
        <mi/>
      </mrow>
      <mn>0</mn>
    </mrow>
    <annotation encoding="StarMath 5.0">nabla cdot bold{U}`=`0</annotation>
  </semantics>
</math>
</file>

<file path=Object 5/content.xml><?xml version="1.0" encoding="utf-8"?>
<math xmlns="http://www.w3.org/1998/Math/MathML">
  <semantics>
    <mtable>
      <mtr>
        <mtd>
          <mrow>
            <mfrac>
              <mrow>
                <mo stretchy="false">∂</mo>
                <mstyle mathvariant="bold">
                  <mrow>
                    <mi>U</mi>
                  </mrow>
                </mstyle>
              </mrow>
              <mrow>
                <mo stretchy="false">∂</mo>
                <mi>t</mi>
              </mrow>
            </mfrac>
            <mrow>
              <mi/>
              <mo stretchy="false">+</mo>
              <mi/>
            </mrow>
            <mrow>
              <mo stretchy="false">∇</mo>
              <mo stretchy="false">⋅</mo>
              <mfenced open="(" close=")">
                <mrow>
                  <mstyle mathvariant="bold">
                    <mrow>
                      <mi>U</mi>
                    </mrow>
                  </mstyle>
                  <mstyle mathvariant="bold">
                    <mrow>
                      <mi>U</mi>
                    </mrow>
                  </mstyle>
                </mrow>
              </mfenced>
            </mrow>
          </mrow>
        </mtd>
      </mtr>
      <mtr>
        <mtd>
          <mrow>
            <mrow>
              <mi/>
              <mo stretchy="false">=</mo>
              <mi/>
            </mrow>
            <mo stretchy="false">ν</mo>
            <msup>
              <mo stretchy="false">∇</mo>
              <mn>2</mn>
            </msup>
            <mrow>
              <mstyle mathvariant="bold">
                <mrow>
                  <mi>U</mi>
                </mrow>
              </mstyle>
              <mo stretchy="false">−</mo>
              <mo stretchy="false">∇</mo>
            </mrow>
            <mi>p</mi>
          </mrow>
        </mtd>
      </mtr>
    </mtable>
    <annotation encoding="StarMath 5.0">{partial bold{U}} over {partial t}`+` nabla cdot left ( bold{U} bold{U} right )
newline 
`=`%nu nabla^2 bold{U} -nabla p</annotation>
  </semantics>
</math>
</file>

<file path=Object 6/content.xml><?xml version="1.0" encoding="utf-8"?>
<math xmlns="http://www.w3.org/1998/Math/MathML">
  <semantics>
    <mrow>
      <mfrac>
        <mrow>
          <mo stretchy="false">∂</mo>
          <mstyle mathvariant="bold">
            <mrow>
              <mi>U</mi>
            </mrow>
          </mstyle>
        </mrow>
        <mrow>
          <mo stretchy="false">∂</mo>
          <mi>t</mi>
        </mrow>
      </mfrac>
      <mrow>
        <mi/>
        <mo stretchy="false">+</mo>
        <mi/>
      </mrow>
      <mrow>
        <mrow>
          <mo stretchy="false">∇</mo>
          <mo stretchy="false">⋅</mo>
          <mfenced open="(" close=")">
            <mrow>
              <mstyle mathvariant="bold">
                <mrow>
                  <mi>U</mi>
                </mrow>
              </mstyle>
              <mstyle mathvariant="bold">
                <mrow>
                  <mi>U</mi>
                </mrow>
              </mstyle>
            </mrow>
          </mfenced>
        </mrow>
        <mo stretchy="false">−</mo>
        <mo stretchy="false">ν</mo>
      </mrow>
      <msup>
        <mo stretchy="false">∇</mo>
        <mn>2</mn>
      </msup>
      <mstyle mathvariant="bold">
        <mrow>
          <mi>U</mi>
        </mrow>
      </mstyle>
      <mrow>
        <mi/>
        <mo stretchy="false">=</mo>
        <mrow>
          <mi/>
          <mo stretchy="false">−</mo>
          <mo stretchy="false">∇</mo>
        </mrow>
      </mrow>
      <mi>p</mi>
    </mrow>
    <annotation encoding="StarMath 5.0">{partial bold{U}} over {partial t}`+` nabla cdot left ( bold{U} bold{U} right ) - %nu nabla^2 bold{U}`=` -nabla p</annotation>
  </semantics>
</math>
</file>

<file path=Object 7/content.xml><?xml version="1.0" encoding="utf-8"?>
<math xmlns="http://www.w3.org/1998/Math/MathML">
  <semantics>
    <mfrac>
      <mn>1</mn>
      <msub>
        <mi>A</mi>
        <mi>p</mi>
      </msub>
    </mfrac>
    <annotation encoding="StarMath 5.0">1 over A_p</annotation>
  </semantics>
</math>
</file>

<file path=Object 8/content.xml><?xml version="1.0" encoding="utf-8"?>
<math xmlns="http://www.w3.org/1998/Math/MathML">
  <semantics>
    <mrow>
      <mover accent="true">
        <mi>U</mi>
        <mo stretchy="false">̃</mo>
      </mover>
      <mrow>
        <mi/>
        <mo stretchy="false">=</mo>
        <mi/>
      </mrow>
      <mi>H</mi>
      <mrow>
        <mo stretchy="false">(</mo>
        <mi>U</mi>
        <mo stretchy="false">)</mo>
      </mrow>
      <mfrac>
        <mn>1</mn>
        <msub>
          <mi>A</mi>
          <mi>p</mi>
        </msub>
      </mfrac>
    </mrow>
    <annotation encoding="StarMath 5.0">tilde{U}`=`H(U) 1 over A_p</annotation>
  </semantics>
</math>
</file>

<file path=Object 9/content.xml><?xml version="1.0" encoding="utf-8"?>
<math xmlns="http://www.w3.org/1998/Math/MathML">
  <semantics>
    <mrow>
      <mi>U</mi>
      <mrow>
        <mi/>
        <mo stretchy="false">=</mo>
        <mi/>
      </mrow>
      <mrow>
        <mover accent="true">
          <mi>U</mi>
          <mo stretchy="false">̃</mo>
        </mover>
        <mo stretchy="false">−</mo>
        <mrow>
          <mfrac>
            <mn>1</mn>
            <msub>
              <mi>A</mi>
              <mi>p</mi>
            </msub>
          </mfrac>
          <mo stretchy="false">∇</mo>
          <mi>p</mi>
        </mrow>
      </mrow>
    </mrow>
    <annotation encoding="StarMath 5.0">U`=`tilde{U} - {1 over A_p nabla p}</annotation>
  </semantics>
</math>
</file>